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4077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984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09" table:default-cell-style-name="ce1"/>
        <table:table-column table:style-name="co2" table:number-columns-repeated="1616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date" office:date-value="2013-09-12T00:00:00" table:style-name="ce2">
            <text:p>12/09/2013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13-04-10T00:00:00" table:style-name="ce2">
            <text:p>10/04/2013</text:p>
          </table:table-cell>
          <table:table-cell office:value-type="date" office:date-value="2010-05-31T00:00:00" table:style-name="ce2">
            <text:p>31/05/2010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13-06-18T00:00:00" table:style-name="ce2">
            <text:p>18/06/2013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13-10-12T00:00:00" table:style-name="ce2">
            <text:p>12/10/2013</text:p>
          </table:table-cell>
          <table:table-cell office:value-type="date" office:date-value="2013-05-11T00:00:00" table:style-name="ce2">
            <text:p>11/05/2013</text:p>
          </table:table-cell>
          <table:table-cell office:value-type="date" office:date-value="2013-09-27T00:00:00" table:style-name="ce2">
            <text:p>27/09/2013</text:p>
          </table:table-cell>
          <table:table-cell office:value-type="date" office:date-value="2013-04-10T00:00:00" table:style-name="ce2">
            <text:p>10/04/2013</text:p>
          </table:table-cell>
          <table:table-cell office:value-type="date" office:date-value="2013-10-18T00:00:00" table:style-name="ce2">
            <text:p>18/10/2013</text:p>
          </table:table-cell>
          <table:table-cell office:value-type="date" office:date-value="2013-04-10T00:00:00" table:style-name="ce2">
            <text:p>10/04/2013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13-04-19T00:00:00" table:style-name="ce2">
            <text:p>19/04/2013</text:p>
          </table:table-cell>
          <table:table-cell office:value-type="date" office:date-value="2013-03-29T00:00:00" table:style-name="ce2">
            <text:p>29/03/2013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13-03-15T00:00:00" table:style-name="ce2">
            <text:p>15/03/2013</text:p>
          </table:table-cell>
          <table:table-cell office:value-type="date" office:date-value="2013-02-17T00:00:00" table:style-name="ce2">
            <text:p>17/02/2013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12-01-08T00:00:00" table:style-name="ce2">
            <text:p>08/01/2012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13-04-11T00:00:00" table:style-name="ce2">
            <text:p>11/04/2013</text:p>
          </table:table-cell>
          <table:table-cell office:value-type="date" office:date-value="2013-05-13T00:00:00" table:style-name="ce2">
            <text:p>13/05/2013</text:p>
          </table:table-cell>
          <table:table-cell office:value-type="date" office:date-value="2012-11-26T00:00:00" table:style-name="ce2">
            <text:p>26/11/2012</text:p>
          </table:table-cell>
          <table:table-cell office:value-type="date" office:date-value="2012-05-11T00:00:00" table:style-name="ce2">
            <text:p>11/05/2012</text:p>
          </table:table-cell>
          <table:table-cell office:value-type="date" office:date-value="2012-02-04T00:00:00" table:style-name="ce2">
            <text:p>04/02/2012</text:p>
          </table:table-cell>
          <table:table-cell office:value-type="date" office:date-value="2012-10-29T00:00:00" table:style-name="ce2">
            <text:p>29/10/2012</text:p>
          </table:table-cell>
          <table:table-cell office:value-type="date" office:date-value="2012-09-14T00:00:00" table:style-name="ce2">
            <text:p>14/09/2012</text:p>
          </table:table-cell>
          <table:table-cell office:value-type="date" office:date-value="2010-08-31T00:00:00" table:style-name="ce2">
            <text:p>31/08/2010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12-03-27T00:00:00" table:style-name="ce2">
            <text:p>27/03/2012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12-05-14T00:00:00" table:style-name="ce2">
            <text:p>14/05/2012</text:p>
          </table:table-cell>
          <table:table-cell office:value-type="date" office:date-value="2012-03-19T00:00:00" table:style-name="ce2">
            <text:p>19/03/2012</text:p>
          </table:table-cell>
          <table:table-cell office:value-type="date" office:date-value="2012-07-24T00:00:00" table:style-name="ce2">
            <text:p>24/07/2012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12-12-03T00:00:00" table:style-name="ce2">
            <text:p>03/12/2012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2-07-05T00:00:00" table:style-name="ce2">
            <text:p>05/07/2012</text:p>
          </table:table-cell>
          <table:table-cell office:value-type="date" office:date-value="2012-06-22T00:00:00" table:style-name="ce2">
            <text:p>22/06/2012</text:p>
          </table:table-cell>
          <table:table-cell office:value-type="date" office:date-value="2011-10-24T00:00:00" table:style-name="ce2">
            <text:p>24/10/2011</text:p>
          </table:table-cell>
          <table:table-cell office:value-type="date" office:date-value="2012-07-18T00:00:00" table:style-name="ce2">
            <text:p>18/07/2012</text:p>
          </table:table-cell>
          <table:table-cell office:value-type="date" office:date-value="2011-06-28T00:00:00" table:style-name="ce2">
            <text:p>28/06/2011</text:p>
          </table:table-cell>
          <table:table-cell office:value-type="date" office:date-value="2012-05-25T00:00:00" table:style-name="ce2">
            <text:p>25/05/2012</text:p>
          </table:table-cell>
          <table:table-cell office:value-type="date" office:date-value="2011-11-28T00:00:00" table:style-name="ce2">
            <text:p>28/11/2011</text:p>
          </table:table-cell>
          <table:table-cell office:value-type="date" office:date-value="2011-08-19T00:00:00" table:style-name="ce2">
            <text:p>19/08/2011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2-02-10T00:00:00" table:style-name="ce2">
            <text:p>10/02/2012</text:p>
          </table:table-cell>
          <table:table-cell office:value-type="date" office:date-value="2011-07-25T00:00:00" table:style-name="ce2">
            <text:p>25/07/2011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1-06-17T00:00:00" table:style-name="ce2">
            <text:p>17/06/2011</text:p>
          </table:table-cell>
          <table:table-cell office:value-type="date" office:date-value="2010-05-10T00:00:00" table:style-name="ce2">
            <text:p>10/05/2010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1-01-24T00:00:00" table:style-name="ce2">
            <text:p>24/01/2011</text:p>
          </table:table-cell>
          <table:table-cell office:value-type="date" office:date-value="2010-05-10T00:00:00" table:style-name="ce2">
            <text:p>10/05/2010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0-05-31T00:00:00" table:style-name="ce2">
            <text:p>31/05/2010</text:p>
          </table:table-cell>
          <table:table-cell office:value-type="date" office:date-value="2010-05-10T00:00:00" table:style-name="ce2">
            <text:p>10/05/2010</text:p>
          </table:table-cell>
          <table:table-cell office:value-type="date" office:date-value="2010-08-15T00:00:00" table:style-name="ce2">
            <text:p>15/08/2010</text:p>
          </table:table-cell>
          <table:table-cell office:value-type="date" office:date-value="2010-11-24T00:00:00" table:style-name="ce2">
            <text:p>24/11/2010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10-04-27T00:00:00" table:style-name="ce2">
            <text:p>27/04/2010</text:p>
          </table:table-cell>
          <table:table-cell office:value-type="date" office:date-value="2013-11-18T00:00:00" table:style-name="ce2">
            <text:p>18/11/2013</text:p>
          </table:table-cell>
          <table:table-cell office:value-type="date" office:date-value="2012-12-03T00:00:00" table:style-name="ce2">
            <text:p>03/12/2012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0-04-27T00:00:00" table:style-name="ce2">
            <text:p>27/04/2010</text:p>
          </table:table-cell>
          <table:table-cell office:value-type="date" office:date-value="2010-06-23T00:00:00" table:style-name="ce2">
            <text:p>23/06/2010</text:p>
          </table:table-cell>
          <table:table-cell office:value-type="date" office:date-value="2009-01-01T00:00:00" table:style-name="ce2">
            <text:p>01/01/2009</text:p>
          </table:table-cell>
          <table:table-cell office:value-type="date" office:date-value="2009-11-08T00:00:00" table:style-name="ce2">
            <text:p>08/11/2009</text:p>
          </table:table-cell>
          <table:table-cell office:value-type="date" office:date-value="2013-12-11T00:00:00" table:style-name="ce2">
            <text:p>11/12/2013</text:p>
          </table:table-cell>
          <table:table-cell office:value-type="date" office:date-value="2009-09-11T00:00:00" table:style-name="ce2">
            <text:p>11/09/2009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0-11-22T00:00:00" table:style-name="ce2">
            <text:p>22/11/2010</text:p>
          </table:table-cell>
          <table:table-cell office:value-type="date" office:date-value="2010-09-02T00:00:00" table:style-name="ce2">
            <text:p>02/09/2010</text:p>
          </table:table-cell>
          <table:table-cell office:value-type="date" office:date-value="2009-09-11T00:00:00" table:style-name="ce2">
            <text:p>11/09/2009</text:p>
          </table:table-cell>
          <table:table-cell office:value-type="date" office:date-value="2009-01-01T00:00:00" table:style-name="ce2">
            <text:p>01/01/2009</text:p>
          </table:table-cell>
          <table:table-cell office:value-type="date" office:date-value="2009-01-01T00:00:00" table:style-name="ce2">
            <text:p>01/01/2009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09-08-18T00:00:00" table:style-name="ce2">
            <text:p>18/08/2009</text:p>
          </table:table-cell>
          <table:table-cell office:value-type="date" office:date-value="2008-09-26T00:00:00" table:style-name="ce2">
            <text:p>26/09/2008</text:p>
          </table:table-cell>
          <table:table-cell office:value-type="date" office:date-value="2011-10-13T00:00:00" table:style-name="ce2">
            <text:p>13/10/2011</text:p>
          </table:table-cell>
          <table:table-cell office:value-type="date" office:date-value="2009-06-03T00:00:00" table:style-name="ce2">
            <text:p>03/06/2009</text:p>
          </table:table-cell>
          <table:table-cell office:value-type="date" office:date-value="2008-09-16T00:00:00" table:style-name="ce2">
            <text:p>16/09/2008</text:p>
          </table:table-cell>
          <table:table-cell office:value-type="date" office:date-value="2008-11-14T00:00:00" table:style-name="ce2">
            <text:p>14/11/2008</text:p>
          </table:table-cell>
          <table:table-cell office:value-type="date" office:date-value="2008-09-23T00:00:00" table:style-name="ce2">
            <text:p>23/09/2008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08-11-24T00:00:00" table:style-name="ce2">
            <text:p>24/11/2008</text:p>
          </table:table-cell>
          <table:table-cell office:value-type="date" office:date-value="2013-08-27T00:00:00" table:style-name="ce2">
            <text:p>27/08/2013</text:p>
          </table:table-cell>
          <table:table-cell office:value-type="date" office:date-value="2008-05-16T00:00:00" table:style-name="ce2">
            <text:p>16/05/2008</text:p>
          </table:table-cell>
          <table:table-cell office:value-type="date" office:date-value="2009-09-18T00:00:00" table:style-name="ce2">
            <text:p>18/09/2009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12-10-26T00:00:00" table:style-name="ce2">
            <text:p>26/10/2012</text:p>
          </table:table-cell>
          <table:table-cell office:value-type="date" office:date-value="2010-03-14T00:00:00" table:style-name="ce2">
            <text:p>14/03/2010</text:p>
          </table:table-cell>
          <table:table-cell office:value-type="date" office:date-value="2008-11-03T00:00:00" table:style-name="ce2">
            <text:p>03/11/2008</text:p>
          </table:table-cell>
          <table:table-cell office:value-type="date" office:date-value="2008-02-06T00:00:00" table:style-name="ce2">
            <text:p>06/02/2008</text:p>
          </table:table-cell>
          <table:table-cell office:value-type="date" office:date-value="2009-08-12T00:00:00" table:style-name="ce2">
            <text:p>12/08/2009</text:p>
          </table:table-cell>
          <table:table-cell office:value-type="date" office:date-value="2012-10-19T00:00:00" table:style-name="ce2">
            <text:p>19/10/2012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09-08-21T00:00:00" table:style-name="ce2">
            <text:p>21/08/2009</text:p>
          </table:table-cell>
          <table:table-cell office:value-type="date" office:date-value="2010-12-11T00:00:00" table:style-name="ce2">
            <text:p>11/12/2010</text:p>
          </table:table-cell>
          <table:table-cell office:value-type="date" office:date-value="2012-10-22T00:00:00" table:style-name="ce2">
            <text:p>22/10/2012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12-01-01T00:00:00" table:style-name="ce2">
            <text:p>01/01/2012</text:p>
          </table:table-cell>
          <table:table-cell office:value-type="date" office:date-value="2008-12-11T00:00:00" table:style-name="ce2">
            <text:p>11/12/2008</text:p>
          </table:table-cell>
          <table:table-cell office:value-type="date" office:date-value="2013-05-09T00:00:00" table:style-name="ce2">
            <text:p>09/05/2013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10-02-01T00:00:00" table:style-name="ce2">
            <text:p>01/02/2010</text:p>
          </table:table-cell>
          <table:table-cell office:value-type="date" office:date-value="2011-10-16T00:00:00" table:style-name="ce2">
            <text:p>16/10/2011</text:p>
          </table:table-cell>
          <table:table-cell office:value-type="date" office:date-value="2011-05-01T00:00:00" table:style-name="ce2">
            <text:p>01/05/2011</text:p>
          </table:table-cell>
          <table:table-cell office:value-type="date" office:date-value="2010-05-10T00:00:00" table:style-name="ce2">
            <text:p>10/05/2010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09-09-18T00:00:00" table:style-name="ce2">
            <text:p>18/09/2009</text:p>
          </table:table-cell>
          <table:table-cell office:value-type="date" office:date-value="2010-07-27T00:00:00" table:style-name="ce2">
            <text:p>27/07/2010</text:p>
          </table:table-cell>
          <table:table-cell office:value-type="date" office:date-value="2013-10-15T00:00:00" table:style-name="ce2">
            <text:p>15/10/2013</text:p>
          </table:table-cell>
          <table:table-cell office:value-type="date" office:date-value="2012-10-29T00:00:00" table:style-name="ce2">
            <text:p>29/10/2012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13-11-25T00:00:00" table:style-name="ce2">
            <text:p>25/11/2013</text:p>
          </table:table-cell>
          <table:table-cell office:value-type="date" office:date-value="2011-01-19T00:00:00" table:style-name="ce2">
            <text:p>19/01/2011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09-01-01T00:00:00" table:style-name="ce2">
            <text:p>01/01/2009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08-04-11T00:00:00" table:style-name="ce2">
            <text:p>11/04/2008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09-09-18T00:00:00" table:style-name="ce2">
            <text:p>18/09/2009</text:p>
          </table:table-cell>
          <table:table-cell office:value-type="date" office:date-value="2009-11-24T00:00:00" table:style-name="ce2">
            <text:p>24/11/2009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0-08-30T00:00:00" table:style-name="ce2">
            <text:p>30/08/2010</text:p>
          </table:table-cell>
          <table:table-cell office:value-type="date" office:date-value="2010-08-30T00:00:00" table:style-name="ce2">
            <text:p>30/08/2010</text:p>
          </table:table-cell>
          <table:table-cell office:value-type="date" office:date-value="2009-10-19T00:00:00" table:style-name="ce2">
            <text:p>19/10/2009</text:p>
          </table:table-cell>
          <table:table-cell office:value-type="date" office:date-value="2010-05-10T00:00:00" table:style-name="ce2">
            <text:p>10/05/2010</text:p>
          </table:table-cell>
          <table:table-cell office:value-type="date" office:date-value="2012-10-24T00:00:00" table:style-name="ce2">
            <text:p>24/10/2012</text:p>
          </table:table-cell>
          <table:table-cell office:value-type="date" office:date-value="2009-09-18T00:00:00" table:style-name="ce2">
            <text:p>18/09/2009</text:p>
          </table:table-cell>
          <table:table-cell office:value-type="date" office:date-value="2013-11-25T00:00:00" table:style-name="ce2">
            <text:p>25/11/2013</text:p>
          </table:table-cell>
          <table:table-cell office:value-type="date" office:date-value="2012-10-24T00:00:00" table:style-name="ce2">
            <text:p>24/10/2012</text:p>
          </table:table-cell>
          <table:table-cell office:value-type="date" office:date-value="2009-09-18T00:00:00" table:style-name="ce2">
            <text:p>18/09/2009</text:p>
          </table:table-cell>
          <table:table-cell office:value-type="date" office:date-value="2010-11-09T00:00:00" table:style-name="ce2">
            <text:p>09/11/2010</text:p>
          </table:table-cell>
          <table:table-cell office:value-type="date" office:date-value="2010-02-26T00:00:00" table:style-name="ce2">
            <text:p>26/02/2010</text:p>
          </table:table-cell>
          <table:table-cell office:value-type="date" office:date-value="2010-04-26T00:00:00" table:style-name="ce2">
            <text:p>26/04/2010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09-09-18T00:00:00" table:style-name="ce2">
            <text:p>18/09/2009</text:p>
          </table:table-cell>
          <table:table-cell office:value-type="date" office:date-value="2009-01-01T00:00:00" table:style-name="ce2">
            <text:p>01/01/2009</text:p>
          </table:table-cell>
          <table:table-cell office:value-type="date" office:date-value="2008-07-07T00:00:00" table:style-name="ce2">
            <text:p>07/07/2008</text:p>
          </table:table-cell>
          <table:table-cell office:value-type="date" office:date-value="2010-11-19T00:00:00" table:style-name="ce2">
            <text:p>19/11/2010</text:p>
          </table:table-cell>
          <table:table-cell office:value-type="date" office:date-value="2008-04-25T00:00:00" table:style-name="ce2">
            <text:p>25/04/2008</text:p>
          </table:table-cell>
          <table:table-cell office:value-type="date" office:date-value="2013-01-01T00:00:00" table:style-name="ce2">
            <text:p>01/01/2013</text:p>
          </table:table-cell>
          <table:table-cell office:value-type="date" office:date-value="2010-02-26T00:00:00" table:style-name="ce2">
            <text:p>26/02/2010</text:p>
          </table:table-cell>
          <table:table-cell office:value-type="date" office:date-value="2010-02-26T00:00:00" table:style-name="ce2">
            <text:p>26/02/2010</text:p>
          </table:table-cell>
          <table:table-cell office:value-type="date" office:date-value="2010-08-03T00:00:00" table:style-name="ce2">
            <text:p>03/08/2010</text:p>
          </table:table-cell>
          <table:table-cell office:value-type="date" office:date-value="2010-12-21T00:00:00" table:style-name="ce2">
            <text:p>21/12/2010</text:p>
          </table:table-cell>
          <table:table-cell office:value-type="date" office:date-value="2009-01-01T00:00:00" table:style-name="ce2">
            <text:p>01/01/2009</text:p>
          </table:table-cell>
          <table:table-cell office:value-type="date" office:date-value="2008-04-03T00:00:00" table:style-name="ce2">
            <text:p>03/04/2008</text:p>
          </table:table-cell>
          <table:table-cell office:value-type="date" office:date-value="2011-04-02T00:00:00" table:style-name="ce2">
            <text:p>02/04/2011</text:p>
          </table:table-cell>
          <table:table-cell office:value-type="date" office:date-value="2010-11-19T00:00:00" table:style-name="ce2">
            <text:p>19/11/2010</text:p>
          </table:table-cell>
          <table:table-cell office:value-type="date" office:date-value="2011-11-15T00:00:00" table:style-name="ce2">
            <text:p>15/11/2011</text:p>
          </table:table-cell>
          <table:table-cell office:value-type="date" office:date-value="2010-01-03T00:00:00" table:style-name="ce2">
            <text:p>03/01/2010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12-09-12T00:00:00" table:style-name="ce2">
            <text:p>12/09/2012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11-01-01T00:00:00" table:style-name="ce2">
            <text:p>01/01/2011</text:p>
          </table:table-cell>
          <table:table-cell office:value-type="date" office:date-value="2010-01-03T00:00:00" table:style-name="ce2">
            <text:p>03/01/2010</text:p>
          </table:table-cell>
          <table:table-cell office:value-type="date" office:date-value="2010-01-03T00:00:00" table:style-name="ce2">
            <text:p>03/01/2010</text:p>
          </table:table-cell>
          <table:table-cell office:value-type="date" office:date-value="2010-01-03T00:00:00" table:style-name="ce2">
            <text:p>03/01/2010</text:p>
          </table:table-cell>
          <table:table-cell office:value-type="date" office:date-value="2011-01-28T00:00:00" table:style-name="ce2">
            <text:p>28/01/2011</text:p>
          </table:table-cell>
          <table:table-cell office:value-type="date" office:date-value="2008-01-06T00:00:00" table:style-name="ce2">
            <text:p>06/01/2008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10-01-03T00:00:00" table:style-name="ce2">
            <text:p>03/01/2010</text:p>
          </table:table-cell>
          <table:table-cell office:value-type="date" office:date-value="2011-11-13T00:00:00" table:style-name="ce2">
            <text:p>13/11/2011</text:p>
          </table:table-cell>
          <table:table-cell office:value-type="date" office:date-value="2010-01-03T00:00:00" table:style-name="ce2">
            <text:p>03/01/2010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0-01-03T00:00:00" table:style-name="ce2">
            <text:p>03/01/2010</text:p>
          </table:table-cell>
          <table:table-cell office:value-type="date" office:date-value="2010-08-07T00:00:00" table:style-name="ce2">
            <text:p>07/08/2010</text:p>
          </table:table-cell>
          <table:table-cell office:value-type="date" office:date-value="2009-11-18T00:00:00" table:style-name="ce2">
            <text:p>18/11/2009</text:p>
          </table:table-cell>
          <table:table-cell office:value-type="date" office:date-value="2013-07-16T00:00:00" table:style-name="ce2">
            <text:p>16/07/2013</text:p>
          </table:table-cell>
          <table:table-cell office:value-type="date" office:date-value="2010-07-19T00:00:00" table:style-name="ce2">
            <text:p>19/07/2010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1-08-08T00:00:00" table:style-name="ce2">
            <text:p>08/08/2011</text:p>
          </table:table-cell>
          <table:table-cell office:value-type="date" office:date-value="2009-03-11T00:00:00" table:style-name="ce2">
            <text:p>11/03/2009</text:p>
          </table:table-cell>
          <table:table-cell office:value-type="date" office:date-value="2008-09-30T00:00:00" table:style-name="ce2">
            <text:p>30/09/2008</text:p>
          </table:table-cell>
          <table:table-cell office:value-type="date" office:date-value="2010-01-12T00:00:00" table:style-name="ce2">
            <text:p>12/01/2010</text:p>
          </table:table-cell>
          <table:table-cell office:value-type="date" office:date-value="2011-12-12T00:00:00" table:style-name="ce2">
            <text:p>12/12/2011</text:p>
          </table:table-cell>
          <table:table-cell office:value-type="date" office:date-value="2008-01-01T00:00:00" table:style-name="ce2">
            <text:p>01/01/2008</text:p>
          </table:table-cell>
          <table:table-cell office:value-type="date" office:date-value="2008-11-02T00:00:00" table:style-name="ce2">
            <text:p>02/11/2008</text:p>
          </table:table-cell>
          <table:table-cell office:value-type="date" office:date-value="2008-11-02T00:00:00" table:style-name="ce2">
            <text:p>02/11/2008</text:p>
          </table:table-cell>
          <table:table-cell office:value-type="date" office:date-value="2008-11-02T00:00:00" table:style-name="ce2">
            <text:p>02/11/2008</text:p>
          </table:table-cell>
          <table:table-cell office:value-type="date" office:date-value="2012-12-14T00:00:00" table:style-name="ce2">
            <text:p>14/12/2012</text:p>
          </table:table-cell>
          <table:table-cell office:value-type="date" office:date-value="2013-09-24T00:00:00" table:style-name="ce2">
            <text:p>24/09/2013</text:p>
          </table:table-cell>
          <table:table-cell office:value-type="date" office:date-value="2010-10-26T00:00:00" table:style-name="ce2">
            <text:p>26/10/2010</text:p>
          </table:table-cell>
          <table:table-cell office:value-type="date" office:date-value="2010-05-14T00:00:00" table:style-name="ce2">
            <text:p>14/05/2010</text:p>
          </table:table-cell>
          <table:table-cell office:value-type="date" office:date-value="2012-03-13T00:00:00" table:style-name="ce2">
            <text:p>13/03/2012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2-03-13T00:00:00" table:style-name="ce2">
            <text:p>13/03/2012</text:p>
          </table:table-cell>
          <table:table-cell office:value-type="date" office:date-value="2011-09-20T00:00:00" table:style-name="ce2">
            <text:p>20/09/2011</text:p>
          </table:table-cell>
          <table:table-cell office:value-type="date" office:date-value="2012-04-18T00:00:00" table:style-name="ce2">
            <text:p>18/04/2012</text:p>
          </table:table-cell>
          <table:table-cell office:value-type="date" office:date-value="2010-01-01T00:00:00" table:style-name="ce2">
            <text:p>01/01/2010</text:p>
          </table:table-cell>
          <table:table-cell office:value-type="date" office:date-value="2013-11-25T00:00:00" table:style-name="ce2">
            <text:p>25/11/2013</text:p>
          </table:table-cell>
          <table:table-cell office:value-type="date" office:date-value="2011-04-30T00:00:00" table:style-name="ce2">
            <text:p>30/04/2011</text:p>
          </table:table-cell>
          <table:table-cell office:value-type="date" office:date-value="2008-01-01T00:00:00" table:style-name="ce2">
            <text:p>01/01/2008</text:p>
          </table:table-cell>
          <table:table-cell table:number-columns-repeated="5" table:style-name="ce2"/>
          <table:table-cell table:number-columns-repeated="16169"/>
        </table:table-row>
        <table:table-row table:style-name="ro1">
          <table:table-cell office:value-type="string" table:style-name="ce1">
            <text:p>danceability</text:p>
          </table:table-cell>
          <table:table-cell office:value-type="float" office:value="127173.48663285001" table:style-name="ce1">
            <text:p>127173.4866</text:p>
          </table:table-cell>
          <table:table-cell office:value-type="float" office:value="241709.184531493" table:style-name="ce1">
            <text:p>241709.1845</text:p>
          </table:table-cell>
          <table:table-cell office:value-type="float" office:value="229588.53533628801" table:style-name="ce1">
            <text:p>229588.5353</text:p>
          </table:table-cell>
          <table:table-cell office:value-type="float" office:value="143819.87179364701" table:style-name="ce1">
            <text:p>143819.8718</text:p>
          </table:table-cell>
          <table:table-cell office:value-type="float" office:value="198873.81271652799" table:style-name="ce1">
            <text:p>198873.8127</text:p>
          </table:table-cell>
          <table:table-cell office:value-type="float" office:value="244663.61189780699" table:style-name="ce1">
            <text:p>244663.6119</text:p>
          </table:table-cell>
          <table:table-cell office:value-type="float" office:value="195862.77540067799" table:style-name="ce1">
            <text:p>195862.7754</text:p>
          </table:table-cell>
          <table:table-cell office:value-type="float" office:value="183584.53634595399" table:style-name="ce1">
            <text:p>183584.5363</text:p>
          </table:table-cell>
          <table:table-cell office:value-type="float" office:value="168305.96996583301" table:style-name="ce1">
            <text:p>168305.97</text:p>
          </table:table-cell>
          <table:table-cell office:value-type="float" office:value="129750.004336047" table:style-name="ce1">
            <text:p>129750.0043</text:p>
          </table:table-cell>
          <table:table-cell office:value-type="float" office:value="183544.75638141501" table:style-name="ce1">
            <text:p>183544.7564</text:p>
          </table:table-cell>
          <table:table-cell office:value-type="float" office:value="275049.38481080497" table:style-name="ce1">
            <text:p>275049.3848</text:p>
          </table:table-cell>
          <table:table-cell office:value-type="float" office:value="122404.48088411801" table:style-name="ce1">
            <text:p>122404.4809</text:p>
          </table:table-cell>
          <table:table-cell office:value-type="float" office:value="183596.77633504299" table:style-name="ce1">
            <text:p>183596.7763</text:p>
          </table:table-cell>
          <table:table-cell office:value-type="float" office:value="177551.75172380099" table:style-name="ce1">
            <text:p>177551.7517</text:p>
          </table:table-cell>
          <table:table-cell office:value-type="float" office:value="189764.200837173" table:style-name="ce1">
            <text:p>189764.2008</text:p>
          </table:table-cell>
          <table:table-cell office:value-type="float" office:value="189628.03095856" table:style-name="ce1">
            <text:p>189628.031</text:p>
          </table:table-cell>
          <table:table-cell office:value-type="float" office:value="117655.36511765599" table:style-name="ce1">
            <text:p>117655.3651</text:p>
          </table:table-cell>
          <table:table-cell office:value-type="float" office:value="248060.20886995501" table:style-name="ce1">
            <text:p>248060.2089</text:p>
          </table:table-cell>
          <table:table-cell office:value-type="float" office:value="195757.20549478699" table:style-name="ce1">
            <text:p>195757.2055</text:p>
          </table:table-cell>
          <table:table-cell office:value-type="float" office:value="145337.63044066101" table:style-name="ce1">
            <text:p>145337.6304</text:p>
          </table:table-cell>
          <table:table-cell office:value-type="float" office:value="195824.52543477499" table:style-name="ce1">
            <text:p>195824.5254</text:p>
          </table:table-cell>
          <table:table-cell office:value-type="float" office:value="259385.25877438701" table:style-name="ce1">
            <text:p>259385.2588</text:p>
          </table:table-cell>
          <table:table-cell office:value-type="float" office:value="114931.967545393" table:style-name="ce1">
            <text:p>114931.9675</text:p>
          </table:table-cell>
          <table:table-cell office:value-type="float" office:value="162192.09541596699" table:style-name="ce1">
            <text:p>162192.0954</text:p>
          </table:table-cell>
          <table:table-cell office:value-type="float" office:value="177563.99171289001" table:style-name="ce1">
            <text:p>177563.9917</text:p>
          </table:table-cell>
          <table:table-cell office:value-type="float" office:value="128461.745484449" table:style-name="ce1">
            <text:p>128461.7455</text:p>
          </table:table-cell>
          <table:table-cell office:value-type="float" office:value="195738.84551115299" table:style-name="ce1">
            <text:p>195738.8455</text:p>
          </table:table-cell>
          <table:table-cell office:value-type="float" office:value="197434.08399995501" table:style-name="ce1">
            <text:p>197434.084</text:p>
          </table:table-cell>
          <table:table-cell office:value-type="float" office:value="140695.61457872501" table:style-name="ce1">
            <text:p>140695.6146</text:p>
          </table:table-cell>
          <table:table-cell office:value-type="float" office:value="202077.629860527" table:style-name="ce1">
            <text:p>202077.6299</text:p>
          </table:table-cell>
          <table:table-cell office:value-type="float" office:value="191112.12963557901" table:style-name="ce1">
            <text:p>191112.1296</text:p>
          </table:table-cell>
          <table:table-cell office:value-type="float" office:value="177525.741746988" table:style-name="ce1">
            <text:p>177525.7417</text:p>
          </table:table-cell>
          <table:table-cell office:value-type="float" office:value="195847.47541431701" table:style-name="ce1">
            <text:p>195847.4754</text:p>
          </table:table-cell>
          <table:table-cell office:value-type="float" office:value="275263.58461985999" table:style-name="ce1">
            <text:p>275263.5846</text:p>
          </table:table-cell>
          <table:table-cell office:value-type="float" office:value="281651.32892558799" table:style-name="ce1">
            <text:p>281651.3289</text:p>
          </table:table-cell>
          <table:table-cell office:value-type="float" office:value="110124.711830759" table:style-name="ce1">
            <text:p>110124.7118</text:p>
          </table:table-cell>
          <table:table-cell office:value-type="float" office:value="183641.14629549001" table:style-name="ce1">
            <text:p>183641.1463</text:p>
          </table:table-cell>
          <table:table-cell office:value-type="float" office:value="198942.662655152" table:style-name="ce1">
            <text:p>198942.6627</text:p>
          </table:table-cell>
          <table:table-cell office:value-type="float" office:value="197460.09397676901" table:style-name="ce1">
            <text:p>197460.094</text:p>
          </table:table-cell>
          <table:table-cell office:value-type="float" office:value="136258.61853402801" table:style-name="ce1">
            <text:p>136258.6185</text:p>
          </table:table-cell>
          <table:table-cell office:value-type="float" office:value="195856.65540613301" table:style-name="ce1">
            <text:p>195856.6554</text:p>
          </table:table-cell>
          <table:table-cell office:value-type="float" office:value="213635.23955764601" table:style-name="ce1">
            <text:p>213635.2396</text:p>
          </table:table-cell>
          <table:table-cell office:value-type="float" office:value="195818.405440231" table:style-name="ce1">
            <text:p>195818.4054</text:p>
          </table:table-cell>
          <table:table-cell office:value-type="float" office:value="195911.735357033" table:style-name="ce1">
            <text:p>195911.7354</text:p>
          </table:table-cell>
          <table:table-cell office:value-type="float" office:value="191234.529526467" table:style-name="ce1">
            <text:p>191234.5295</text:p>
          </table:table-cell>
          <table:table-cell office:value-type="float" office:value="169249.979124309" table:style-name="ce1">
            <text:p>169249.9791</text:p>
          </table:table-cell>
          <table:table-cell office:value-type="float" office:value="151460.68498234299" table:style-name="ce1">
            <text:p>151460.685</text:p>
          </table:table-cell>
          <table:table-cell office:value-type="float" office:value="220217.29369015899" table:style-name="ce1">
            <text:p>220217.2937</text:p>
          </table:table-cell>
          <table:table-cell office:value-type="float" office:value="195948.45532430001" table:style-name="ce1">
            <text:p>195948.4553</text:p>
          </table:table-cell>
          <table:table-cell office:value-type="float" office:value="192707.91821303399" table:style-name="ce1">
            <text:p>192707.9182</text:p>
          </table:table-cell>
          <table:table-cell office:value-type="float" office:value="194130.81694461001" table:style-name="ce1">
            <text:p>194130.8169</text:p>
          </table:table-cell>
          <table:table-cell office:value-type="float" office:value="197406.54402450501" table:style-name="ce1">
            <text:p>197406.544</text:p>
          </table:table-cell>
          <table:table-cell office:value-type="float" office:value="267619.71143389097" table:style-name="ce1">
            <text:p>267619.7114</text:p>
          </table:table-cell>
          <table:table-cell office:value-type="float" office:value="198921.24267424701" table:style-name="ce1">
            <text:p>198921.2427</text:p>
          </table:table-cell>
          <table:table-cell office:value-type="float" office:value="198896.762696069" table:style-name="ce1">
            <text:p>198896.7627</text:p>
          </table:table-cell>
          <table:table-cell office:value-type="float" office:value="169760.99866876699" table:style-name="ce1">
            <text:p>169760.9987</text:p>
          </table:table-cell>
          <table:table-cell office:value-type="float" office:value="206621.72580975099" table:style-name="ce1">
            <text:p>206621.7258</text:p>
          </table:table-cell>
          <table:table-cell office:value-type="float" office:value="168979.169365718" table:style-name="ce1">
            <text:p>168979.1694</text:p>
          </table:table-cell>
          <table:table-cell office:value-type="float" office:value="153038.11357616499" table:style-name="ce1">
            <text:p>153038.1136</text:p>
          </table:table-cell>
          <table:table-cell office:value-type="float" office:value="195819.93543886699" table:style-name="ce1">
            <text:p>195819.9354</text:p>
          </table:table-cell>
          <table:table-cell office:value-type="float" office:value="229582.415341744" table:style-name="ce1">
            <text:p>229582.4153</text:p>
          </table:table-cell>
          <table:table-cell office:value-type="float" office:value="187504.392851649" table:style-name="ce1">
            <text:p>187504.3929</text:p>
          </table:table-cell>
          <table:table-cell office:value-type="float" office:value="166801.98130654401" table:style-name="ce1">
            <text:p>166801.9813</text:p>
          </table:table-cell>
          <table:table-cell office:value-type="float" office:value="137571.35736380401" table:style-name="ce1">
            <text:p>137571.3574</text:p>
          </table:table-cell>
          <table:table-cell office:value-type="float" office:value="195787.805467509" table:style-name="ce1">
            <text:p>195787.8055</text:p>
          </table:table-cell>
          <table:table-cell office:value-type="float" office:value="195803.10545387" table:style-name="ce1">
            <text:p>195803.1055</text:p>
          </table:table-cell>
          <table:table-cell office:value-type="float" office:value="205074.89718865199" table:style-name="ce1">
            <text:p>205074.8972</text:p>
          </table:table-cell>
          <table:table-cell office:value-type="float" office:value="142340.363112536" table:style-name="ce1">
            <text:p>142340.3631</text:p>
          </table:table-cell>
          <table:table-cell office:value-type="float" office:value="220356.52356604501" table:style-name="ce1">
            <text:p>220356.5236</text:p>
          </table:table-cell>
          <table:table-cell office:value-type="float" office:value="191271.24949373401" table:style-name="ce1">
            <text:p>191271.2495</text:p>
          </table:table-cell>
          <table:table-cell office:value-type="float" office:value="196326.36498741701" table:style-name="ce1">
            <text:p>196326.365</text:p>
          </table:table-cell>
          <table:table-cell office:value-type="float" office:value="159109.14816422001" table:style-name="ce1">
            <text:p>159109.1482</text:p>
          </table:table-cell>
          <table:table-cell office:value-type="float" office:value="270352.28899797" table:style-name="ce1">
            <text:p>270352.289</text:p>
          </table:table-cell>
          <table:table-cell office:value-type="float" office:value="275580.29433753301" table:style-name="ce1">
            <text:p>275580.2943</text:p>
          </table:table-cell>
          <table:table-cell office:value-type="float" office:value="139277.30584305801" table:style-name="ce1">
            <text:p>139277.3058</text:p>
          </table:table-cell>
          <table:table-cell office:value-type="float" office:value="195864.30539931401" table:style-name="ce1">
            <text:p>195864.3054</text:p>
          </table:table-cell>
          <table:table-cell office:value-type="float" office:value="214166.14908437399" table:style-name="ce1">
            <text:p>214166.1491</text:p>
          </table:table-cell>
          <table:table-cell office:value-type="float" office:value="180496.99909829901" table:style-name="ce1">
            <text:p>180496.9991</text:p>
          </table:table-cell>
          <table:table-cell office:value-type="float" office:value="132718.20169008599" table:style-name="ce1">
            <text:p>132718.2017</text:p>
          </table:table-cell>
          <table:table-cell office:value-type="float" office:value="198904.41268924999" table:style-name="ce1">
            <text:p>198904.4127</text:p>
          </table:table-cell>
          <table:table-cell office:value-type="float" office:value="183627.37630776499" table:style-name="ce1">
            <text:p>183627.3763</text:p>
          </table:table-cell>
          <table:table-cell office:value-type="float" office:value="194354.19674548099" table:style-name="ce1">
            <text:p>194354.1967</text:p>
          </table:table-cell>
          <table:table-cell office:value-type="float" office:value="188214.312218801" table:style-name="ce1">
            <text:p>188214.3122</text:p>
          </table:table-cell>
          <table:table-cell office:value-type="float" office:value="192952.71799481101" table:style-name="ce1">
            <text:p>192952.718</text:p>
          </table:table-cell>
          <table:table-cell office:value-type="float" office:value="200402.28135399401" table:style-name="ce1">
            <text:p>200402.2814</text:p>
          </table:table-cell>
          <table:table-cell office:value-type="float" office:value="182072.89769348499" table:style-name="ce1">
            <text:p>182072.8977</text:p>
          </table:table-cell>
          <table:table-cell office:value-type="float" office:value="197636.043819921" table:style-name="ce1">
            <text:p>197636.0438</text:p>
          </table:table-cell>
          <table:table-cell office:value-type="float" office:value="221822.26225943101" table:style-name="ce1">
            <text:p>221822.2623</text:p>
          </table:table-cell>
          <table:table-cell office:value-type="float" office:value="279333.38099189301" table:style-name="ce1">
            <text:p>279333.381</text:p>
          </table:table-cell>
          <table:table-cell office:value-type="float" office:value="137710.58723968899" table:style-name="ce1">
            <text:p>137710.5872</text:p>
          </table:table-cell>
          <table:table-cell office:value-type="float" office:value="234698.730780871" table:style-name="ce1">
            <text:p>234698.7308</text:p>
          </table:table-cell>
          <table:table-cell office:value-type="float" office:value="171367.497236675" table:style-name="ce1">
            <text:p>171367.4972</text:p>
          </table:table-cell>
          <table:table-cell office:value-type="float" office:value="211152.05177125099" table:style-name="ce1">
            <text:p>211152.0518</text:p>
          </table:table-cell>
          <table:table-cell office:value-type="float" office:value="200377.80137581701" table:style-name="ce1">
            <text:p>200377.8014</text:p>
          </table:table-cell>
          <table:table-cell office:value-type="float" office:value="221914.06217759699" table:style-name="ce1">
            <text:p>221914.0622</text:p>
          </table:table-cell>
          <table:table-cell office:value-type="float" office:value="172934.21584004399" table:style-name="ce1">
            <text:p>172934.2158</text:p>
          </table:table-cell>
          <table:table-cell office:value-type="float" office:value="198763.652814728" table:style-name="ce1">
            <text:p>198763.6528</text:p>
          </table:table-cell>
          <table:table-cell office:value-type="float" office:value="232314.99290582299" table:style-name="ce1">
            <text:p>232314.9929</text:p>
          </table:table-cell>
          <table:table-cell office:value-type="float" office:value="126188.16751119999" table:style-name="ce1">
            <text:p>126188.1675</text:p>
          </table:table-cell>
          <table:table-cell office:value-type="float" office:value="198892.172700161" table:style-name="ce1">
            <text:p>198892.1727</text:p>
          </table:table-cell>
          <table:table-cell office:value-type="float" office:value="266239.652664127" table:style-name="ce1">
            <text:p>266239.6527</text:p>
          </table:table-cell>
          <table:table-cell office:value-type="float" office:value="168290.669979472" table:style-name="ce1">
            <text:p>168290.67</text:p>
          </table:table-cell>
          <table:table-cell office:value-type="float" office:value="139127.36597672" table:style-name="ce1">
            <text:p>139127.366</text:p>
          </table:table-cell>
          <table:table-cell office:value-type="float" office:value="198922.772672883" table:style-name="ce1">
            <text:p>198922.7727</text:p>
          </table:table-cell>
          <table:table-cell office:value-type="float" office:value="120814.812301208" table:style-name="ce1">
            <text:p>120814.8123</text:p>
          </table:table-cell>
          <table:table-cell office:value-type="float" office:value="156137.890812909" table:style-name="ce1">
            <text:p>156137.8908</text:p>
          </table:table-cell>
          <table:table-cell office:value-type="float" office:value="220607.44334236599" table:style-name="ce1">
            <text:p>220607.4433</text:p>
          </table:table-cell>
          <table:table-cell office:value-type="float" office:value="165507.60246040201" table:style-name="ce1">
            <text:p>165507.6025</text:p>
          </table:table-cell>
          <table:table-cell office:value-type="float" office:value="148440.467674677" table:style-name="ce1">
            <text:p>148440.4677</text:p>
          </table:table-cell>
          <table:table-cell office:value-type="float" office:value="253978.2435944" table:style-name="ce1">
            <text:p>253978.2436</text:p>
          </table:table-cell>
          <table:table-cell office:value-type="float" office:value="168154.500100859" table:style-name="ce1">
            <text:p>168154.5001</text:p>
          </table:table-cell>
          <table:table-cell office:value-type="float" office:value="205128.447140915" table:style-name="ce1">
            <text:p>205128.4471</text:p>
          </table:table-cell>
          <table:table-cell office:value-type="float" office:value="157643.40947083401" table:style-name="ce1">
            <text:p>157643.4095</text:p>
          </table:table-cell>
          <table:table-cell office:value-type="float" office:value="153945.40276737401" table:style-name="ce1">
            <text:p>153945.4028</text:p>
          </table:table-cell>
          <table:table-cell office:value-type="float" office:value="160734.006715761" table:style-name="ce1">
            <text:p>160734.0067</text:p>
          </table:table-cell>
          <table:table-cell office:value-type="float" office:value="195850.53541158899" table:style-name="ce1">
            <text:p>195850.5354</text:p>
          </table:table-cell>
          <table:table-cell office:value-type="float" office:value="147161.38881489501" table:style-name="ce1">
            <text:p>147161.3888</text:p>
          </table:table-cell>
          <table:table-cell office:value-type="float" office:value="203451.56863574701" table:style-name="ce1">
            <text:p>203451.5686</text:p>
          </table:table-cell>
          <table:table-cell office:value-type="float" office:value="165256.682684081" table:style-name="ce1">
            <text:p>165256.6827</text:p>
          </table:table-cell>
          <table:table-cell office:value-type="float" office:value="214261.00899981201" table:style-name="ce1">
            <text:p>214261.009</text:p>
          </table:table-cell>
          <table:table-cell office:value-type="float" office:value="195535.355692552" table:style-name="ce1">
            <text:p>195535.3557</text:p>
          </table:table-cell>
          <table:table-cell office:value-type="float" office:value="266105.01278415002" table:style-name="ce1">
            <text:p>266105.0128</text:p>
          </table:table-cell>
          <table:table-cell office:value-type="float" office:value="191064.69967785999" table:style-name="ce1">
            <text:p>191064.6997</text:p>
          </table:table-cell>
          <table:table-cell office:value-type="float" office:value="259871.79834066701" table:style-name="ce1">
            <text:p>259871.7983</text:p>
          </table:table-cell>
          <table:table-cell office:value-type="float" office:value="198928.89266742699" table:style-name="ce1">
            <text:p>198928.8927</text:p>
          </table:table-cell>
          <table:table-cell office:value-type="float" office:value="189277.66127089199" table:style-name="ce1">
            <text:p>189277.6613</text:p>
          </table:table-cell>
          <table:table-cell office:value-type="float" office:value="190604.170088393" table:style-name="ce1">
            <text:p>190604.1701</text:p>
          </table:table-cell>
          <table:table-cell office:value-type="float" office:value="229004.07585729699" table:style-name="ce1">
            <text:p>229004.0759</text:p>
          </table:table-cell>
          <table:table-cell office:value-type="float" office:value="173843.035029889" table:style-name="ce1">
            <text:p>173843.035</text:p>
          </table:table-cell>
          <table:table-cell office:value-type="float" office:value="177498.20177153801" table:style-name="ce1">
            <text:p>177498.2018</text:p>
          </table:table-cell>
          <table:table-cell office:value-type="float" office:value="193157.737812048" table:style-name="ce1">
            <text:p>193157.7378</text:p>
          </table:table-cell>
          <table:table-cell office:value-type="float" office:value="162083.46551280399" table:style-name="ce1">
            <text:p>162083.4655</text:p>
          </table:table-cell>
          <table:table-cell office:value-type="float" office:value="177476.781790632" table:style-name="ce1">
            <text:p>177476.7818</text:p>
          </table:table-cell>
          <table:table-cell office:value-type="float" office:value="166635.21145520901" table:style-name="ce1">
            <text:p>166635.2115</text:p>
          </table:table-cell>
          <table:table-cell office:value-type="float" office:value="321621.01329513401" table:style-name="ce1">
            <text:p>321621.0133</text:p>
          </table:table-cell>
          <table:table-cell office:value-type="float" office:value="213928.99929577799" table:style-name="ce1">
            <text:p>213928.9993</text:p>
          </table:table-cell>
          <table:table-cell office:value-type="float" office:value="252458.95494875" table:style-name="ce1">
            <text:p>252458.9549</text:p>
          </table:table-cell>
          <table:table-cell office:value-type="float" office:value="141543.23382312601" table:style-name="ce1">
            <text:p>141543.2338</text:p>
          </table:table-cell>
          <table:table-cell office:value-type="float" office:value="136130.09864859501" table:style-name="ce1">
            <text:p>136130.0986</text:p>
          </table:table-cell>
          <table:table-cell office:value-type="float" office:value="143683.70191503401" table:style-name="ce1">
            <text:p>143683.7019</text:p>
          </table:table-cell>
          <table:table-cell office:value-type="float" office:value="169886.45855692701" table:style-name="ce1">
            <text:p>169886.4586</text:p>
          </table:table-cell>
          <table:table-cell office:value-type="float" office:value="191591.019208679" table:style-name="ce1">
            <text:p>191591.0192</text:p>
          </table:table-cell>
          <table:table-cell office:value-type="float" office:value="131468.19280439001" table:style-name="ce1">
            <text:p>131468.1928</text:p>
          </table:table-cell>
          <table:table-cell office:value-type="float" office:value="158864.348382444" table:style-name="ce1">
            <text:p>158864.3484</text:p>
          </table:table-cell>
          <table:table-cell office:value-type="float" office:value="203119.55893171299" table:style-name="ce1">
            <text:p>203119.5589</text:p>
          </table:table-cell>
          <table:table-cell office:value-type="float" office:value="270335.45901297301" table:style-name="ce1">
            <text:p>270335.459</text:p>
          </table:table-cell>
          <table:table-cell office:value-type="float" office:value="186728.68354314499" table:style-name="ce1">
            <text:p>186728.6835</text:p>
          </table:table-cell>
          <table:table-cell office:value-type="float" office:value="202201.559750051" table:style-name="ce1">
            <text:p>202201.5598</text:p>
          </table:table-cell>
          <table:table-cell office:value-type="float" office:value="178194.351150965" table:style-name="ce1">
            <text:p>178194.3512</text:p>
          </table:table-cell>
          <table:table-cell office:value-type="float" office:value="171572.51705391199" table:style-name="ce1">
            <text:p>171572.5171</text:p>
          </table:table-cell>
          <table:table-cell office:value-type="float" office:value="129257.34477522199" table:style-name="ce1">
            <text:p>129257.3448</text:p>
          </table:table-cell>
          <table:table-cell office:value-type="float" office:value="173685.44517036999" table:style-name="ce1">
            <text:p>173685.4452</text:p>
          </table:table-cell>
          <table:table-cell office:value-type="float" office:value="149014.21716321501" table:style-name="ce1">
            <text:p>149014.2172</text:p>
          </table:table-cell>
          <table:table-cell office:value-type="float" office:value="239740.07628682899" table:style-name="ce1">
            <text:p>239740.0763</text:p>
          </table:table-cell>
          <table:table-cell office:value-type="float" office:value="218873.95488766101" table:style-name="ce1">
            <text:p>218873.9549</text:p>
          </table:table-cell>
          <table:table-cell office:value-type="float" office:value="295000.56702558399" table:style-name="ce1">
            <text:p>295000.567</text:p>
          </table:table-cell>
          <table:table-cell office:value-type="float" office:value="182741.50709746199" table:style-name="ce1">
            <text:p>182741.5071</text:p>
          </table:table-cell>
          <table:table-cell office:value-type="float" office:value="184805.47525756399" table:style-name="ce1">
            <text:p>184805.4753</text:p>
          </table:table-cell>
          <table:table-cell office:value-type="float" office:value="169386.149002922" table:style-name="ce1">
            <text:p>169386.149</text:p>
          </table:table-cell>
          <table:table-cell office:value-type="float" office:value="143784.68182501601" table:style-name="ce1">
            <text:p>143784.6818</text:p>
          </table:table-cell>
          <table:table-cell office:value-type="float" office:value="193778.917258306" table:style-name="ce1">
            <text:p>193778.9173</text:p>
          </table:table-cell>
          <table:table-cell office:value-type="float" office:value="172176.86651517299" table:style-name="ce1">
            <text:p>172176.8665</text:p>
          </table:table-cell>
          <table:table-cell office:value-type="float" office:value="235018.500495816" table:style-name="ce1">
            <text:p>235018.5005</text:p>
          </table:table-cell>
          <table:table-cell office:value-type="float" office:value="176283.382854472" table:style-name="ce1">
            <text:p>176283.3829</text:p>
          </table:table-cell>
          <table:table-cell office:value-type="float" office:value="117484.005270412" table:style-name="ce1">
            <text:p>117484.0053</text:p>
          </table:table-cell>
          <table:table-cell office:value-type="float" office:value="163590.51416936499" table:style-name="ce1">
            <text:p>163590.5142</text:p>
          </table:table-cell>
          <table:table-cell office:value-type="float" office:value="183581.47634868199" table:style-name="ce1">
            <text:p>183581.4763</text:p>
          </table:table-cell>
          <table:table-cell office:value-type="float" office:value="169308.119072481" table:style-name="ce1">
            <text:p>169308.1191</text:p>
          </table:table-cell>
          <table:table-cell office:value-type="float" office:value="210489.562361819" table:style-name="ce1">
            <text:p>210489.5624</text:p>
          </table:table-cell>
          <table:table-cell office:value-type="float" office:value="219687.91416206799" table:style-name="ce1">
            <text:p>219687.9142</text:p>
          </table:table-cell>
          <table:table-cell office:value-type="float" office:value="274091.60566460498" table:style-name="ce1">
            <text:p>274091.6057</text:p>
          </table:table-cell>
          <table:table-cell office:value-type="float" office:value="117485.53526904801" table:style-name="ce1">
            <text:p>117485.5353</text:p>
          </table:table-cell>
          <table:table-cell office:value-type="float" office:value="201139.74069659601" table:style-name="ce1">
            <text:p>201139.7407</text:p>
          </table:table-cell>
          <table:table-cell office:value-type="float" office:value="116861.295825518" table:style-name="ce1">
            <text:p>116861.2958</text:p>
          </table:table-cell>
          <table:table-cell office:value-type="float" office:value="159715.02762411701" table:style-name="ce1">
            <text:p>159715.0276</text:p>
          </table:table-cell>
          <table:table-cell office:value-type="float" office:value="225240.27921248399" table:style-name="ce1">
            <text:p>225240.2792</text:p>
          </table:table-cell>
          <table:table-cell office:value-type="float" office:value="151725.37474638899" table:style-name="ce1">
            <text:p>151725.3747</text:p>
          </table:table-cell>
          <table:table-cell office:value-type="float" office:value="175281.233747825" table:style-name="ce1">
            <text:p>175281.2337</text:p>
          </table:table-cell>
          <table:table-cell office:value-type="float" office:value="194658.66647406499" table:style-name="ce1">
            <text:p>194658.6665</text:p>
          </table:table-cell>
          <table:table-cell office:value-type="float" office:value="220812.46315960301" table:style-name="ce1">
            <text:p>220812.4632</text:p>
          </table:table-cell>
          <table:table-cell office:value-type="float" office:value="198679.50288974299" table:style-name="ce1">
            <text:p>198679.5029</text:p>
          </table:table-cell>
          <table:table-cell office:value-type="float" office:value="193147.02782159601" table:style-name="ce1">
            <text:p>193147.0278</text:p>
          </table:table-cell>
          <table:table-cell office:value-type="float" office:value="224626.74975940699" table:style-name="ce1">
            <text:p>224626.7498</text:p>
          </table:table-cell>
          <table:table-cell office:value-type="float" office:value="164647.74322691199" table:style-name="ce1">
            <text:p>164647.7432</text:p>
          </table:table-cell>
          <table:table-cell office:value-type="float" office:value="209311.46341202001" table:style-name="ce1">
            <text:p>209311.4634</text:p>
          </table:table-cell>
          <table:table-cell office:value-type="float" office:value="118714.12417383899" table:style-name="ce1">
            <text:p>118714.1242</text:p>
          </table:table-cell>
          <table:table-cell office:value-type="float" office:value="153591.97308243401" table:style-name="ce1">
            <text:p>153591.9731</text:p>
          </table:table-cell>
          <table:table-cell office:value-type="float" office:value="159156.57812193999" table:style-name="ce1">
            <text:p>159156.5781</text:p>
          </table:table-cell>
          <table:table-cell office:value-type="float" office:value="156171.55078290301" table:style-name="ce1">
            <text:p>156171.5508</text:p>
          </table:table-cell>
          <table:table-cell office:value-type="float" office:value="172207.466487895" table:style-name="ce1">
            <text:p>172207.4665</text:p>
          </table:table-cell>
          <table:table-cell office:value-type="float" office:value="182940.40692015499" table:style-name="ce1">
            <text:p>182940.4069</text:p>
          </table:table-cell>
          <table:table-cell office:value-type="float" office:value="207060.83541831301" table:style-name="ce1">
            <text:p>207060.8354</text:p>
          </table:table-cell>
          <table:table-cell office:value-type="float" office:value="173752.765110359" table:style-name="ce1">
            <text:p>173752.7651</text:p>
          </table:table-cell>
          <table:table-cell office:value-type="float" office:value="226003.7485319" table:style-name="ce1">
            <text:p>226003.7485</text:p>
          </table:table-cell>
          <table:table-cell office:value-type="float" office:value="217666.785963776" table:style-name="ce1">
            <text:p>217666.786</text:p>
          </table:table-cell>
          <table:table-cell office:value-type="float" office:value="191078.469665585" table:style-name="ce1">
            <text:p>191078.4697</text:p>
          </table:table-cell>
          <table:table-cell office:value-type="float" office:value="229305.48558860901" table:style-name="ce1">
            <text:p>229305.4856</text:p>
          </table:table-cell>
          <table:table-cell office:value-type="float" office:value="238803.71712153399" table:style-name="ce1">
            <text:p>238803.7171</text:p>
          </table:table-cell>
          <table:table-cell office:value-type="float" office:value="218577.13515225699" table:style-name="ce1">
            <text:p>218577.1352</text:p>
          </table:table-cell>
          <table:table-cell office:value-type="float" office:value="266129.49276232702" table:style-name="ce1">
            <text:p>266129.4928</text:p>
          </table:table-cell>
          <table:table-cell office:value-type="float" office:value="220534.00340783299" table:style-name="ce1">
            <text:p>220534.0034</text:p>
          </table:table-cell>
          <table:table-cell office:value-type="float" office:value="173299.885514072" table:style-name="ce1">
            <text:p>173299.8855</text:p>
          </table:table-cell>
          <table:table-cell office:value-type="float" office:value="121139.172012061" table:style-name="ce1">
            <text:p>121139.172</text:p>
          </table:table-cell>
          <table:table-cell office:value-type="float" office:value="112067.810098609" table:style-name="ce1">
            <text:p>112067.8101</text:p>
          </table:table-cell>
          <table:table-cell office:value-type="float" office:value="196017.305262924" table:style-name="ce1">
            <text:p>196017.3053</text:p>
          </table:table-cell>
          <table:table-cell office:value-type="float" office:value="218021.74564735201" table:style-name="ce1">
            <text:p>218021.7456</text:p>
          </table:table-cell>
          <table:table-cell office:value-type="float" office:value="188953.301560038" table:style-name="ce1">
            <text:p>188953.3016</text:p>
          </table:table-cell>
          <table:table-cell office:value-type="float" office:value="207331.645176903" table:style-name="ce1">
            <text:p>207331.6452</text:p>
          </table:table-cell>
          <table:table-cell table:number-columns-repeated="16174" table:style-name="ce1"/>
        </table:table-row>
        <table:table-row table:style-name="ro1">
          <table:table-cell office:value-type="string" table:style-name="ce1">
            <text:p>Energy</text:p>
          </table:table-cell>
          <table:table-cell office:value-type="float" office:value="127173.48663285001" table:style-name="ce1">
            <text:p>127173.4866</text:p>
          </table:table-cell>
          <table:table-cell office:value-type="float" office:value="241709.184531493" table:style-name="ce1">
            <text:p>241709.1845</text:p>
          </table:table-cell>
          <table:table-cell office:value-type="float" office:value="229588.53533628801" table:style-name="ce1">
            <text:p>229588.5353</text:p>
          </table:table-cell>
          <table:table-cell office:value-type="float" office:value="143819.87179364701" table:style-name="ce1">
            <text:p>143819.8718</text:p>
          </table:table-cell>
          <table:table-cell office:value-type="float" office:value="198873.81271652799" table:style-name="ce1">
            <text:p>198873.8127</text:p>
          </table:table-cell>
          <table:table-cell office:value-type="float" office:value="244663.61189780699" table:style-name="ce1">
            <text:p>244663.6119</text:p>
          </table:table-cell>
          <table:table-cell office:value-type="float" office:value="195862.77540067799" table:style-name="ce1">
            <text:p>195862.7754</text:p>
          </table:table-cell>
          <table:table-cell office:value-type="float" office:value="183584.53634595399" table:style-name="ce1">
            <text:p>183584.5363</text:p>
          </table:table-cell>
          <table:table-cell office:value-type="float" office:value="168305.96996583301" table:style-name="ce1">
            <text:p>168305.97</text:p>
          </table:table-cell>
          <table:table-cell office:value-type="float" office:value="129750.004336047" table:style-name="ce1">
            <text:p>129750.0043</text:p>
          </table:table-cell>
          <table:table-cell office:value-type="float" office:value="183544.75638141501" table:style-name="ce1">
            <text:p>183544.7564</text:p>
          </table:table-cell>
          <table:table-cell office:value-type="float" office:value="275049.38481080497" table:style-name="ce1">
            <text:p>275049.3848</text:p>
          </table:table-cell>
          <table:table-cell office:value-type="float" office:value="122404.48088411801" table:style-name="ce1">
            <text:p>122404.4809</text:p>
          </table:table-cell>
          <table:table-cell office:value-type="float" office:value="183596.77633504299" table:style-name="ce1">
            <text:p>183596.7763</text:p>
          </table:table-cell>
          <table:table-cell office:value-type="float" office:value="177551.75172380099" table:style-name="ce1">
            <text:p>177551.7517</text:p>
          </table:table-cell>
          <table:table-cell office:value-type="float" office:value="189764.200837173" table:style-name="ce1">
            <text:p>189764.2008</text:p>
          </table:table-cell>
          <table:table-cell office:value-type="float" office:value="189628.03095856" table:style-name="ce1">
            <text:p>189628.031</text:p>
          </table:table-cell>
          <table:table-cell office:value-type="float" office:value="117655.36511765599" table:style-name="ce1">
            <text:p>117655.3651</text:p>
          </table:table-cell>
          <table:table-cell office:value-type="float" office:value="248060.20886995501" table:style-name="ce1">
            <text:p>248060.2089</text:p>
          </table:table-cell>
          <table:table-cell office:value-type="float" office:value="195757.20549478699" table:style-name="ce1">
            <text:p>195757.2055</text:p>
          </table:table-cell>
          <table:table-cell office:value-type="float" office:value="145337.63044066101" table:style-name="ce1">
            <text:p>145337.6304</text:p>
          </table:table-cell>
          <table:table-cell office:value-type="float" office:value="195824.52543477499" table:style-name="ce1">
            <text:p>195824.5254</text:p>
          </table:table-cell>
          <table:table-cell office:value-type="float" office:value="259385.25877438701" table:style-name="ce1">
            <text:p>259385.2588</text:p>
          </table:table-cell>
          <table:table-cell office:value-type="float" office:value="114931.967545393" table:style-name="ce1">
            <text:p>114931.9675</text:p>
          </table:table-cell>
          <table:table-cell office:value-type="float" office:value="162192.09541596699" table:style-name="ce1">
            <text:p>162192.0954</text:p>
          </table:table-cell>
          <table:table-cell office:value-type="float" office:value="177563.99171289001" table:style-name="ce1">
            <text:p>177563.9917</text:p>
          </table:table-cell>
          <table:table-cell office:value-type="float" office:value="128461.745484449" table:style-name="ce1">
            <text:p>128461.7455</text:p>
          </table:table-cell>
          <table:table-cell office:value-type="float" office:value="195738.84551115299" table:style-name="ce1">
            <text:p>195738.8455</text:p>
          </table:table-cell>
          <table:table-cell office:value-type="float" office:value="197434.08399995501" table:style-name="ce1">
            <text:p>197434.084</text:p>
          </table:table-cell>
          <table:table-cell office:value-type="float" office:value="140695.61457872501" table:style-name="ce1">
            <text:p>140695.6146</text:p>
          </table:table-cell>
          <table:table-cell office:value-type="float" office:value="202077.629860527" table:style-name="ce1">
            <text:p>202077.6299</text:p>
          </table:table-cell>
          <table:table-cell office:value-type="float" office:value="191112.12963557901" table:style-name="ce1">
            <text:p>191112.1296</text:p>
          </table:table-cell>
          <table:table-cell office:value-type="float" office:value="177525.741746988" table:style-name="ce1">
            <text:p>177525.7417</text:p>
          </table:table-cell>
          <table:table-cell office:value-type="float" office:value="195847.47541431701" table:style-name="ce1">
            <text:p>195847.4754</text:p>
          </table:table-cell>
          <table:table-cell office:value-type="float" office:value="275263.58461985999" table:style-name="ce1">
            <text:p>275263.5846</text:p>
          </table:table-cell>
          <table:table-cell office:value-type="float" office:value="281651.32892558799" table:style-name="ce1">
            <text:p>281651.3289</text:p>
          </table:table-cell>
          <table:table-cell office:value-type="float" office:value="110124.711830759" table:style-name="ce1">
            <text:p>110124.7118</text:p>
          </table:table-cell>
          <table:table-cell office:value-type="float" office:value="183641.14629549001" table:style-name="ce1">
            <text:p>183641.1463</text:p>
          </table:table-cell>
          <table:table-cell office:value-type="float" office:value="198942.662655152" table:style-name="ce1">
            <text:p>198942.6627</text:p>
          </table:table-cell>
          <table:table-cell office:value-type="float" office:value="197460.09397676901" table:style-name="ce1">
            <text:p>197460.094</text:p>
          </table:table-cell>
          <table:table-cell office:value-type="float" office:value="136258.61853402801" table:style-name="ce1">
            <text:p>136258.6185</text:p>
          </table:table-cell>
          <table:table-cell office:value-type="float" office:value="195856.65540613301" table:style-name="ce1">
            <text:p>195856.6554</text:p>
          </table:table-cell>
          <table:table-cell office:value-type="float" office:value="213635.23955764601" table:style-name="ce1">
            <text:p>213635.2396</text:p>
          </table:table-cell>
          <table:table-cell office:value-type="float" office:value="195818.405440231" table:style-name="ce1">
            <text:p>195818.4054</text:p>
          </table:table-cell>
          <table:table-cell office:value-type="float" office:value="195911.735357033" table:style-name="ce1">
            <text:p>195911.7354</text:p>
          </table:table-cell>
          <table:table-cell office:value-type="float" office:value="191234.529526467" table:style-name="ce1">
            <text:p>191234.5295</text:p>
          </table:table-cell>
          <table:table-cell office:value-type="float" office:value="169249.979124309" table:style-name="ce1">
            <text:p>169249.9791</text:p>
          </table:table-cell>
          <table:table-cell office:value-type="float" office:value="151460.68498234299" table:style-name="ce1">
            <text:p>151460.685</text:p>
          </table:table-cell>
          <table:table-cell office:value-type="float" office:value="220217.29369015899" table:style-name="ce1">
            <text:p>220217.2937</text:p>
          </table:table-cell>
          <table:table-cell office:value-type="float" office:value="195948.45532430001" table:style-name="ce1">
            <text:p>195948.4553</text:p>
          </table:table-cell>
          <table:table-cell office:value-type="float" office:value="192707.91821303399" table:style-name="ce1">
            <text:p>192707.9182</text:p>
          </table:table-cell>
          <table:table-cell office:value-type="float" office:value="194130.81694461001" table:style-name="ce1">
            <text:p>194130.8169</text:p>
          </table:table-cell>
          <table:table-cell office:value-type="float" office:value="197406.54402450501" table:style-name="ce1">
            <text:p>197406.544</text:p>
          </table:table-cell>
          <table:table-cell office:value-type="float" office:value="267619.71143389097" table:style-name="ce1">
            <text:p>267619.7114</text:p>
          </table:table-cell>
          <table:table-cell office:value-type="float" office:value="198921.24267424701" table:style-name="ce1">
            <text:p>198921.2427</text:p>
          </table:table-cell>
          <table:table-cell office:value-type="float" office:value="198896.762696069" table:style-name="ce1">
            <text:p>198896.7627</text:p>
          </table:table-cell>
          <table:table-cell office:value-type="float" office:value="169760.99866876699" table:style-name="ce1">
            <text:p>169760.9987</text:p>
          </table:table-cell>
          <table:table-cell office:value-type="float" office:value="206621.72580975099" table:style-name="ce1">
            <text:p>206621.7258</text:p>
          </table:table-cell>
          <table:table-cell office:value-type="float" office:value="168979.169365718" table:style-name="ce1">
            <text:p>168979.1694</text:p>
          </table:table-cell>
          <table:table-cell office:value-type="float" office:value="153038.11357616499" table:style-name="ce1">
            <text:p>153038.1136</text:p>
          </table:table-cell>
          <table:table-cell office:value-type="float" office:value="195819.93543886699" table:style-name="ce1">
            <text:p>195819.9354</text:p>
          </table:table-cell>
          <table:table-cell office:value-type="float" office:value="229582.415341744" table:style-name="ce1">
            <text:p>229582.4153</text:p>
          </table:table-cell>
          <table:table-cell office:value-type="float" office:value="187504.392851649" table:style-name="ce1">
            <text:p>187504.3929</text:p>
          </table:table-cell>
          <table:table-cell office:value-type="float" office:value="166801.98130654401" table:style-name="ce1">
            <text:p>166801.9813</text:p>
          </table:table-cell>
          <table:table-cell office:value-type="float" office:value="137571.35736380401" table:style-name="ce1">
            <text:p>137571.3574</text:p>
          </table:table-cell>
          <table:table-cell office:value-type="float" office:value="195787.805467509" table:style-name="ce1">
            <text:p>195787.8055</text:p>
          </table:table-cell>
          <table:table-cell office:value-type="float" office:value="195803.10545387" table:style-name="ce1">
            <text:p>195803.1055</text:p>
          </table:table-cell>
          <table:table-cell office:value-type="float" office:value="205074.89718865199" table:style-name="ce1">
            <text:p>205074.8972</text:p>
          </table:table-cell>
          <table:table-cell office:value-type="float" office:value="142340.363112536" table:style-name="ce1">
            <text:p>142340.3631</text:p>
          </table:table-cell>
          <table:table-cell office:value-type="float" office:value="220356.52356604501" table:style-name="ce1">
            <text:p>220356.5236</text:p>
          </table:table-cell>
          <table:table-cell office:value-type="float" office:value="191271.24949373401" table:style-name="ce1">
            <text:p>191271.2495</text:p>
          </table:table-cell>
          <table:table-cell office:value-type="float" office:value="196326.36498741701" table:style-name="ce1">
            <text:p>196326.365</text:p>
          </table:table-cell>
          <table:table-cell office:value-type="float" office:value="159109.14816422001" table:style-name="ce1">
            <text:p>159109.1482</text:p>
          </table:table-cell>
          <table:table-cell office:value-type="float" office:value="270352.28899797" table:style-name="ce1">
            <text:p>270352.289</text:p>
          </table:table-cell>
          <table:table-cell office:value-type="float" office:value="275580.29433753301" table:style-name="ce1">
            <text:p>275580.2943</text:p>
          </table:table-cell>
          <table:table-cell office:value-type="float" office:value="139277.30584305801" table:style-name="ce1">
            <text:p>139277.3058</text:p>
          </table:table-cell>
          <table:table-cell office:value-type="float" office:value="195864.30539931401" table:style-name="ce1">
            <text:p>195864.3054</text:p>
          </table:table-cell>
          <table:table-cell office:value-type="float" office:value="214166.14908437399" table:style-name="ce1">
            <text:p>214166.1491</text:p>
          </table:table-cell>
          <table:table-cell office:value-type="float" office:value="180496.99909829901" table:style-name="ce1">
            <text:p>180496.9991</text:p>
          </table:table-cell>
          <table:table-cell office:value-type="float" office:value="132718.20169008599" table:style-name="ce1">
            <text:p>132718.2017</text:p>
          </table:table-cell>
          <table:table-cell office:value-type="float" office:value="198904.41268924999" table:style-name="ce1">
            <text:p>198904.4127</text:p>
          </table:table-cell>
          <table:table-cell office:value-type="float" office:value="183627.37630776499" table:style-name="ce1">
            <text:p>183627.3763</text:p>
          </table:table-cell>
          <table:table-cell office:value-type="float" office:value="194354.19674548099" table:style-name="ce1">
            <text:p>194354.1967</text:p>
          </table:table-cell>
          <table:table-cell office:value-type="float" office:value="188214.312218801" table:style-name="ce1">
            <text:p>188214.3122</text:p>
          </table:table-cell>
          <table:table-cell office:value-type="float" office:value="192952.71799481101" table:style-name="ce1">
            <text:p>192952.718</text:p>
          </table:table-cell>
          <table:table-cell office:value-type="float" office:value="200402.28135399401" table:style-name="ce1">
            <text:p>200402.2814</text:p>
          </table:table-cell>
          <table:table-cell office:value-type="float" office:value="182072.89769348499" table:style-name="ce1">
            <text:p>182072.8977</text:p>
          </table:table-cell>
          <table:table-cell office:value-type="float" office:value="197636.043819921" table:style-name="ce1">
            <text:p>197636.0438</text:p>
          </table:table-cell>
          <table:table-cell office:value-type="float" office:value="221822.26225943101" table:style-name="ce1">
            <text:p>221822.2623</text:p>
          </table:table-cell>
          <table:table-cell office:value-type="float" office:value="279333.38099189301" table:style-name="ce1">
            <text:p>279333.381</text:p>
          </table:table-cell>
          <table:table-cell office:value-type="float" office:value="137710.58723968899" table:style-name="ce1">
            <text:p>137710.5872</text:p>
          </table:table-cell>
          <table:table-cell office:value-type="float" office:value="234698.730780871" table:style-name="ce1">
            <text:p>234698.7308</text:p>
          </table:table-cell>
          <table:table-cell office:value-type="float" office:value="171367.497236675" table:style-name="ce1">
            <text:p>171367.4972</text:p>
          </table:table-cell>
          <table:table-cell office:value-type="float" office:value="211152.05177125099" table:style-name="ce1">
            <text:p>211152.0518</text:p>
          </table:table-cell>
          <table:table-cell office:value-type="float" office:value="200377.80137581701" table:style-name="ce1">
            <text:p>200377.8014</text:p>
          </table:table-cell>
          <table:table-cell office:value-type="float" office:value="221914.06217759699" table:style-name="ce1">
            <text:p>221914.0622</text:p>
          </table:table-cell>
          <table:table-cell office:value-type="float" office:value="172934.21584004399" table:style-name="ce1">
            <text:p>172934.2158</text:p>
          </table:table-cell>
          <table:table-cell office:value-type="float" office:value="198763.652814728" table:style-name="ce1">
            <text:p>198763.6528</text:p>
          </table:table-cell>
          <table:table-cell office:value-type="float" office:value="232314.99290582299" table:style-name="ce1">
            <text:p>232314.9929</text:p>
          </table:table-cell>
          <table:table-cell office:value-type="float" office:value="126188.16751119999" table:style-name="ce1">
            <text:p>126188.1675</text:p>
          </table:table-cell>
          <table:table-cell office:value-type="float" office:value="198892.172700161" table:style-name="ce1">
            <text:p>198892.1727</text:p>
          </table:table-cell>
          <table:table-cell office:value-type="float" office:value="266239.652664127" table:style-name="ce1">
            <text:p>266239.6527</text:p>
          </table:table-cell>
          <table:table-cell office:value-type="float" office:value="168290.669979472" table:style-name="ce1">
            <text:p>168290.67</text:p>
          </table:table-cell>
          <table:table-cell office:value-type="float" office:value="139127.36597672" table:style-name="ce1">
            <text:p>139127.366</text:p>
          </table:table-cell>
          <table:table-cell office:value-type="float" office:value="198922.772672883" table:style-name="ce1">
            <text:p>198922.7727</text:p>
          </table:table-cell>
          <table:table-cell office:value-type="float" office:value="120814.812301208" table:style-name="ce1">
            <text:p>120814.8123</text:p>
          </table:table-cell>
          <table:table-cell office:value-type="float" office:value="156137.890812909" table:style-name="ce1">
            <text:p>156137.8908</text:p>
          </table:table-cell>
          <table:table-cell office:value-type="float" office:value="220607.44334236599" table:style-name="ce1">
            <text:p>220607.4433</text:p>
          </table:table-cell>
          <table:table-cell office:value-type="float" office:value="165507.60246040201" table:style-name="ce1">
            <text:p>165507.6025</text:p>
          </table:table-cell>
          <table:table-cell office:value-type="float" office:value="148440.467674677" table:style-name="ce1">
            <text:p>148440.4677</text:p>
          </table:table-cell>
          <table:table-cell office:value-type="float" office:value="253978.2435944" table:style-name="ce1">
            <text:p>253978.2436</text:p>
          </table:table-cell>
          <table:table-cell office:value-type="float" office:value="168154.500100859" table:style-name="ce1">
            <text:p>168154.5001</text:p>
          </table:table-cell>
          <table:table-cell office:value-type="float" office:value="205128.447140915" table:style-name="ce1">
            <text:p>205128.4471</text:p>
          </table:table-cell>
          <table:table-cell office:value-type="float" office:value="157643.40947083401" table:style-name="ce1">
            <text:p>157643.4095</text:p>
          </table:table-cell>
          <table:table-cell office:value-type="float" office:value="153945.40276737401" table:style-name="ce1">
            <text:p>153945.4028</text:p>
          </table:table-cell>
          <table:table-cell office:value-type="float" office:value="160734.006715761" table:style-name="ce1">
            <text:p>160734.0067</text:p>
          </table:table-cell>
          <table:table-cell office:value-type="float" office:value="195850.53541158899" table:style-name="ce1">
            <text:p>195850.5354</text:p>
          </table:table-cell>
          <table:table-cell office:value-type="float" office:value="147161.38881489501" table:style-name="ce1">
            <text:p>147161.3888</text:p>
          </table:table-cell>
          <table:table-cell office:value-type="float" office:value="203451.56863574701" table:style-name="ce1">
            <text:p>203451.5686</text:p>
          </table:table-cell>
          <table:table-cell office:value-type="float" office:value="165256.682684081" table:style-name="ce1">
            <text:p>165256.6827</text:p>
          </table:table-cell>
          <table:table-cell office:value-type="float" office:value="214261.00899981201" table:style-name="ce1">
            <text:p>214261.009</text:p>
          </table:table-cell>
          <table:table-cell office:value-type="float" office:value="195535.355692552" table:style-name="ce1">
            <text:p>195535.3557</text:p>
          </table:table-cell>
          <table:table-cell office:value-type="float" office:value="266105.01278415002" table:style-name="ce1">
            <text:p>266105.0128</text:p>
          </table:table-cell>
          <table:table-cell office:value-type="float" office:value="191064.69967785999" table:style-name="ce1">
            <text:p>191064.6997</text:p>
          </table:table-cell>
          <table:table-cell office:value-type="float" office:value="259871.79834066701" table:style-name="ce1">
            <text:p>259871.7983</text:p>
          </table:table-cell>
          <table:table-cell office:value-type="float" office:value="198928.89266742699" table:style-name="ce1">
            <text:p>198928.8927</text:p>
          </table:table-cell>
          <table:table-cell office:value-type="float" office:value="189277.66127089199" table:style-name="ce1">
            <text:p>189277.6613</text:p>
          </table:table-cell>
          <table:table-cell office:value-type="float" office:value="190604.170088393" table:style-name="ce1">
            <text:p>190604.1701</text:p>
          </table:table-cell>
          <table:table-cell office:value-type="float" office:value="229004.07585729699" table:style-name="ce1">
            <text:p>229004.0759</text:p>
          </table:table-cell>
          <table:table-cell office:value-type="float" office:value="173843.035029889" table:style-name="ce1">
            <text:p>173843.035</text:p>
          </table:table-cell>
          <table:table-cell office:value-type="float" office:value="177498.20177153801" table:style-name="ce1">
            <text:p>177498.2018</text:p>
          </table:table-cell>
          <table:table-cell office:value-type="float" office:value="193157.737812048" table:style-name="ce1">
            <text:p>193157.7378</text:p>
          </table:table-cell>
          <table:table-cell office:value-type="float" office:value="162083.46551280399" table:style-name="ce1">
            <text:p>162083.4655</text:p>
          </table:table-cell>
          <table:table-cell office:value-type="float" office:value="177476.781790632" table:style-name="ce1">
            <text:p>177476.7818</text:p>
          </table:table-cell>
          <table:table-cell office:value-type="float" office:value="166635.21145520901" table:style-name="ce1">
            <text:p>166635.2115</text:p>
          </table:table-cell>
          <table:table-cell office:value-type="float" office:value="321621.01329513401" table:style-name="ce1">
            <text:p>321621.0133</text:p>
          </table:table-cell>
          <table:table-cell office:value-type="float" office:value="213928.99929577799" table:style-name="ce1">
            <text:p>213928.9993</text:p>
          </table:table-cell>
          <table:table-cell office:value-type="float" office:value="252458.95494875" table:style-name="ce1">
            <text:p>252458.9549</text:p>
          </table:table-cell>
          <table:table-cell office:value-type="float" office:value="141543.23382312601" table:style-name="ce1">
            <text:p>141543.2338</text:p>
          </table:table-cell>
          <table:table-cell office:value-type="float" office:value="136130.09864859501" table:style-name="ce1">
            <text:p>136130.0986</text:p>
          </table:table-cell>
          <table:table-cell office:value-type="float" office:value="143683.70191503401" table:style-name="ce1">
            <text:p>143683.7019</text:p>
          </table:table-cell>
          <table:table-cell office:value-type="float" office:value="169886.45855692701" table:style-name="ce1">
            <text:p>169886.4586</text:p>
          </table:table-cell>
          <table:table-cell office:value-type="float" office:value="191591.019208679" table:style-name="ce1">
            <text:p>191591.0192</text:p>
          </table:table-cell>
          <table:table-cell office:value-type="float" office:value="131468.19280439001" table:style-name="ce1">
            <text:p>131468.1928</text:p>
          </table:table-cell>
          <table:table-cell office:value-type="float" office:value="158864.348382444" table:style-name="ce1">
            <text:p>158864.3484</text:p>
          </table:table-cell>
          <table:table-cell office:value-type="float" office:value="203119.55893171299" table:style-name="ce1">
            <text:p>203119.5589</text:p>
          </table:table-cell>
          <table:table-cell office:value-type="float" office:value="270335.45901297301" table:style-name="ce1">
            <text:p>270335.459</text:p>
          </table:table-cell>
          <table:table-cell office:value-type="float" office:value="186728.68354314499" table:style-name="ce1">
            <text:p>186728.6835</text:p>
          </table:table-cell>
          <table:table-cell office:value-type="float" office:value="202201.559750051" table:style-name="ce1">
            <text:p>202201.5598</text:p>
          </table:table-cell>
          <table:table-cell office:value-type="float" office:value="178194.351150965" table:style-name="ce1">
            <text:p>178194.3512</text:p>
          </table:table-cell>
          <table:table-cell office:value-type="float" office:value="171572.51705391199" table:style-name="ce1">
            <text:p>171572.5171</text:p>
          </table:table-cell>
          <table:table-cell office:value-type="float" office:value="129257.34477522199" table:style-name="ce1">
            <text:p>129257.3448</text:p>
          </table:table-cell>
          <table:table-cell office:value-type="float" office:value="173685.44517036999" table:style-name="ce1">
            <text:p>173685.4452</text:p>
          </table:table-cell>
          <table:table-cell office:value-type="float" office:value="149014.21716321501" table:style-name="ce1">
            <text:p>149014.2172</text:p>
          </table:table-cell>
          <table:table-cell office:value-type="float" office:value="239740.07628682899" table:style-name="ce1">
            <text:p>239740.0763</text:p>
          </table:table-cell>
          <table:table-cell office:value-type="float" office:value="218873.95488766101" table:style-name="ce1">
            <text:p>218873.9549</text:p>
          </table:table-cell>
          <table:table-cell office:value-type="float" office:value="295000.56702558399" table:style-name="ce1">
            <text:p>295000.567</text:p>
          </table:table-cell>
          <table:table-cell office:value-type="float" office:value="182741.50709746199" table:style-name="ce1">
            <text:p>182741.5071</text:p>
          </table:table-cell>
          <table:table-cell office:value-type="float" office:value="184805.47525756399" table:style-name="ce1">
            <text:p>184805.4753</text:p>
          </table:table-cell>
          <table:table-cell office:value-type="float" office:value="169386.149002922" table:style-name="ce1">
            <text:p>169386.149</text:p>
          </table:table-cell>
          <table:table-cell office:value-type="float" office:value="143784.68182501601" table:style-name="ce1">
            <text:p>143784.6818</text:p>
          </table:table-cell>
          <table:table-cell office:value-type="float" office:value="193778.917258306" table:style-name="ce1">
            <text:p>193778.9173</text:p>
          </table:table-cell>
          <table:table-cell office:value-type="float" office:value="172176.86651517299" table:style-name="ce1">
            <text:p>172176.8665</text:p>
          </table:table-cell>
          <table:table-cell office:value-type="float" office:value="235018.500495816" table:style-name="ce1">
            <text:p>235018.5005</text:p>
          </table:table-cell>
          <table:table-cell office:value-type="float" office:value="176283.382854472" table:style-name="ce1">
            <text:p>176283.3829</text:p>
          </table:table-cell>
          <table:table-cell office:value-type="float" office:value="117484.005270412" table:style-name="ce1">
            <text:p>117484.0053</text:p>
          </table:table-cell>
          <table:table-cell office:value-type="float" office:value="163590.51416936499" table:style-name="ce1">
            <text:p>163590.5142</text:p>
          </table:table-cell>
          <table:table-cell office:value-type="float" office:value="183581.47634868199" table:style-name="ce1">
            <text:p>183581.4763</text:p>
          </table:table-cell>
          <table:table-cell office:value-type="float" office:value="169308.119072481" table:style-name="ce1">
            <text:p>169308.1191</text:p>
          </table:table-cell>
          <table:table-cell office:value-type="float" office:value="210489.562361819" table:style-name="ce1">
            <text:p>210489.5624</text:p>
          </table:table-cell>
          <table:table-cell office:value-type="float" office:value="219687.91416206799" table:style-name="ce1">
            <text:p>219687.9142</text:p>
          </table:table-cell>
          <table:table-cell office:value-type="float" office:value="274091.60566460498" table:style-name="ce1">
            <text:p>274091.6057</text:p>
          </table:table-cell>
          <table:table-cell office:value-type="float" office:value="117485.53526904801" table:style-name="ce1">
            <text:p>117485.5353</text:p>
          </table:table-cell>
          <table:table-cell office:value-type="float" office:value="201139.74069659601" table:style-name="ce1">
            <text:p>201139.7407</text:p>
          </table:table-cell>
          <table:table-cell office:value-type="float" office:value="116861.295825518" table:style-name="ce1">
            <text:p>116861.2958</text:p>
          </table:table-cell>
          <table:table-cell office:value-type="float" office:value="159715.02762411701" table:style-name="ce1">
            <text:p>159715.0276</text:p>
          </table:table-cell>
          <table:table-cell office:value-type="float" office:value="225240.27921248399" table:style-name="ce1">
            <text:p>225240.2792</text:p>
          </table:table-cell>
          <table:table-cell office:value-type="float" office:value="151725.37474638899" table:style-name="ce1">
            <text:p>151725.3747</text:p>
          </table:table-cell>
          <table:table-cell office:value-type="float" office:value="175281.233747825" table:style-name="ce1">
            <text:p>175281.2337</text:p>
          </table:table-cell>
          <table:table-cell office:value-type="float" office:value="194658.66647406499" table:style-name="ce1">
            <text:p>194658.6665</text:p>
          </table:table-cell>
          <table:table-cell office:value-type="float" office:value="220812.46315960301" table:style-name="ce1">
            <text:p>220812.4632</text:p>
          </table:table-cell>
          <table:table-cell office:value-type="float" office:value="198679.50288974299" table:style-name="ce1">
            <text:p>198679.5029</text:p>
          </table:table-cell>
          <table:table-cell office:value-type="float" office:value="193147.02782159601" table:style-name="ce1">
            <text:p>193147.0278</text:p>
          </table:table-cell>
          <table:table-cell office:value-type="float" office:value="224626.74975940699" table:style-name="ce1">
            <text:p>224626.7498</text:p>
          </table:table-cell>
          <table:table-cell office:value-type="float" office:value="164647.74322691199" table:style-name="ce1">
            <text:p>164647.7432</text:p>
          </table:table-cell>
          <table:table-cell office:value-type="float" office:value="209311.46341202001" table:style-name="ce1">
            <text:p>209311.4634</text:p>
          </table:table-cell>
          <table:table-cell office:value-type="float" office:value="118714.12417383899" table:style-name="ce1">
            <text:p>118714.1242</text:p>
          </table:table-cell>
          <table:table-cell office:value-type="float" office:value="153591.97308243401" table:style-name="ce1">
            <text:p>153591.9731</text:p>
          </table:table-cell>
          <table:table-cell office:value-type="float" office:value="159156.57812193999" table:style-name="ce1">
            <text:p>159156.5781</text:p>
          </table:table-cell>
          <table:table-cell office:value-type="float" office:value="156171.55078290301" table:style-name="ce1">
            <text:p>156171.5508</text:p>
          </table:table-cell>
          <table:table-cell office:value-type="float" office:value="172207.466487895" table:style-name="ce1">
            <text:p>172207.4665</text:p>
          </table:table-cell>
          <table:table-cell office:value-type="float" office:value="182940.40692015499" table:style-name="ce1">
            <text:p>182940.4069</text:p>
          </table:table-cell>
          <table:table-cell office:value-type="float" office:value="207060.83541831301" table:style-name="ce1">
            <text:p>207060.8354</text:p>
          </table:table-cell>
          <table:table-cell office:value-type="float" office:value="173752.765110359" table:style-name="ce1">
            <text:p>173752.7651</text:p>
          </table:table-cell>
          <table:table-cell office:value-type="float" office:value="226003.7485319" table:style-name="ce1">
            <text:p>226003.7485</text:p>
          </table:table-cell>
          <table:table-cell office:value-type="float" office:value="217666.785963776" table:style-name="ce1">
            <text:p>217666.786</text:p>
          </table:table-cell>
          <table:table-cell office:value-type="float" office:value="191078.469665585" table:style-name="ce1">
            <text:p>191078.4697</text:p>
          </table:table-cell>
          <table:table-cell office:value-type="float" office:value="229305.48558860901" table:style-name="ce1">
            <text:p>229305.4856</text:p>
          </table:table-cell>
          <table:table-cell office:value-type="float" office:value="238803.71712153399" table:style-name="ce1">
            <text:p>238803.7171</text:p>
          </table:table-cell>
          <table:table-cell office:value-type="float" office:value="218577.13515225699" table:style-name="ce1">
            <text:p>218577.1352</text:p>
          </table:table-cell>
          <table:table-cell office:value-type="float" office:value="266129.49276232702" table:style-name="ce1">
            <text:p>266129.4928</text:p>
          </table:table-cell>
          <table:table-cell office:value-type="float" office:value="220534.00340783299" table:style-name="ce1">
            <text:p>220534.0034</text:p>
          </table:table-cell>
          <table:table-cell office:value-type="float" office:value="173299.885514072" table:style-name="ce1">
            <text:p>173299.8855</text:p>
          </table:table-cell>
          <table:table-cell office:value-type="float" office:value="121139.172012061" table:style-name="ce1">
            <text:p>121139.172</text:p>
          </table:table-cell>
          <table:table-cell office:value-type="float" office:value="112067.810098609" table:style-name="ce1">
            <text:p>112067.8101</text:p>
          </table:table-cell>
          <table:table-cell office:value-type="float" office:value="196017.305262924" table:style-name="ce1">
            <text:p>196017.3053</text:p>
          </table:table-cell>
          <table:table-cell office:value-type="float" office:value="218021.74564735201" table:style-name="ce1">
            <text:p>218021.7456</text:p>
          </table:table-cell>
          <table:table-cell office:value-type="float" office:value="188953.301560038" table:style-name="ce1">
            <text:p>188953.3016</text:p>
          </table:table-cell>
          <table:table-cell office:value-type="float" office:value="207331.645176903" table:style-name="ce1">
            <text:p>207331.6452</text:p>
          </table:table-cell>
          <table:table-cell table:number-columns-repeated="16174" table:style-name="ce1"/>
        </table:table-row>
        <table:table-row table:style-name="ro1">
          <table:table-cell office:value-type="string" table:style-name="ce1">
            <text:p>Valence</text:p>
          </table:table-cell>
          <table:table-cell office:value-type="float" office:value="127173.48663285001" table:style-name="ce1">
            <text:p>127173.4866</text:p>
          </table:table-cell>
          <table:table-cell office:value-type="float" office:value="241709.184531493" table:style-name="ce1">
            <text:p>241709.1845</text:p>
          </table:table-cell>
          <table:table-cell office:value-type="float" office:value="229588.53533628801" table:style-name="ce1">
            <text:p>229588.5353</text:p>
          </table:table-cell>
          <table:table-cell office:value-type="float" office:value="143819.87179364701" table:style-name="ce1">
            <text:p>143819.8718</text:p>
          </table:table-cell>
          <table:table-cell office:value-type="float" office:value="198873.81271652799" table:style-name="ce1">
            <text:p>198873.8127</text:p>
          </table:table-cell>
          <table:table-cell office:value-type="float" office:value="244663.61189780699" table:style-name="ce1">
            <text:p>244663.6119</text:p>
          </table:table-cell>
          <table:table-cell office:value-type="float" office:value="195862.77540067799" table:style-name="ce1">
            <text:p>195862.7754</text:p>
          </table:table-cell>
          <table:table-cell office:value-type="float" office:value="183584.53634595399" table:style-name="ce1">
            <text:p>183584.5363</text:p>
          </table:table-cell>
          <table:table-cell office:value-type="float" office:value="168305.96996583301" table:style-name="ce1">
            <text:p>168305.97</text:p>
          </table:table-cell>
          <table:table-cell office:value-type="float" office:value="129750.004336047" table:style-name="ce1">
            <text:p>129750.0043</text:p>
          </table:table-cell>
          <table:table-cell office:value-type="float" office:value="183544.75638141501" table:style-name="ce1">
            <text:p>183544.7564</text:p>
          </table:table-cell>
          <table:table-cell office:value-type="float" office:value="275049.38481080497" table:style-name="ce1">
            <text:p>275049.3848</text:p>
          </table:table-cell>
          <table:table-cell office:value-type="float" office:value="122404.48088411801" table:style-name="ce1">
            <text:p>122404.4809</text:p>
          </table:table-cell>
          <table:table-cell office:value-type="float" office:value="183596.77633504299" table:style-name="ce1">
            <text:p>183596.7763</text:p>
          </table:table-cell>
          <table:table-cell office:value-type="float" office:value="177551.75172380099" table:style-name="ce1">
            <text:p>177551.7517</text:p>
          </table:table-cell>
          <table:table-cell office:value-type="float" office:value="189764.200837173" table:style-name="ce1">
            <text:p>189764.2008</text:p>
          </table:table-cell>
          <table:table-cell office:value-type="float" office:value="189628.03095856" table:style-name="ce1">
            <text:p>189628.031</text:p>
          </table:table-cell>
          <table:table-cell office:value-type="float" office:value="117655.36511765599" table:style-name="ce1">
            <text:p>117655.3651</text:p>
          </table:table-cell>
          <table:table-cell office:value-type="float" office:value="248060.20886995501" table:style-name="ce1">
            <text:p>248060.2089</text:p>
          </table:table-cell>
          <table:table-cell office:value-type="float" office:value="195757.20549478699" table:style-name="ce1">
            <text:p>195757.2055</text:p>
          </table:table-cell>
          <table:table-cell office:value-type="float" office:value="145337.63044066101" table:style-name="ce1">
            <text:p>145337.6304</text:p>
          </table:table-cell>
          <table:table-cell office:value-type="float" office:value="195824.52543477499" table:style-name="ce1">
            <text:p>195824.5254</text:p>
          </table:table-cell>
          <table:table-cell office:value-type="float" office:value="259385.25877438701" table:style-name="ce1">
            <text:p>259385.2588</text:p>
          </table:table-cell>
          <table:table-cell office:value-type="float" office:value="114931.967545393" table:style-name="ce1">
            <text:p>114931.9675</text:p>
          </table:table-cell>
          <table:table-cell office:value-type="float" office:value="162192.09541596699" table:style-name="ce1">
            <text:p>162192.0954</text:p>
          </table:table-cell>
          <table:table-cell office:value-type="float" office:value="177563.99171289001" table:style-name="ce1">
            <text:p>177563.9917</text:p>
          </table:table-cell>
          <table:table-cell office:value-type="float" office:value="128461.745484449" table:style-name="ce1">
            <text:p>128461.7455</text:p>
          </table:table-cell>
          <table:table-cell office:value-type="float" office:value="195738.84551115299" table:style-name="ce1">
            <text:p>195738.8455</text:p>
          </table:table-cell>
          <table:table-cell office:value-type="float" office:value="197434.08399995501" table:style-name="ce1">
            <text:p>197434.084</text:p>
          </table:table-cell>
          <table:table-cell office:value-type="float" office:value="140695.61457872501" table:style-name="ce1">
            <text:p>140695.6146</text:p>
          </table:table-cell>
          <table:table-cell office:value-type="float" office:value="202077.629860527" table:style-name="ce1">
            <text:p>202077.6299</text:p>
          </table:table-cell>
          <table:table-cell office:value-type="float" office:value="191112.12963557901" table:style-name="ce1">
            <text:p>191112.1296</text:p>
          </table:table-cell>
          <table:table-cell office:value-type="float" office:value="177525.741746988" table:style-name="ce1">
            <text:p>177525.7417</text:p>
          </table:table-cell>
          <table:table-cell office:value-type="float" office:value="195847.47541431701" table:style-name="ce1">
            <text:p>195847.4754</text:p>
          </table:table-cell>
          <table:table-cell office:value-type="float" office:value="275263.58461985999" table:style-name="ce1">
            <text:p>275263.5846</text:p>
          </table:table-cell>
          <table:table-cell office:value-type="float" office:value="281651.32892558799" table:style-name="ce1">
            <text:p>281651.3289</text:p>
          </table:table-cell>
          <table:table-cell office:value-type="float" office:value="110124.711830759" table:style-name="ce1">
            <text:p>110124.7118</text:p>
          </table:table-cell>
          <table:table-cell office:value-type="float" office:value="183641.14629549001" table:style-name="ce1">
            <text:p>183641.1463</text:p>
          </table:table-cell>
          <table:table-cell office:value-type="float" office:value="198942.662655152" table:style-name="ce1">
            <text:p>198942.6627</text:p>
          </table:table-cell>
          <table:table-cell office:value-type="float" office:value="197460.09397676901" table:style-name="ce1">
            <text:p>197460.094</text:p>
          </table:table-cell>
          <table:table-cell office:value-type="float" office:value="136258.61853402801" table:style-name="ce1">
            <text:p>136258.6185</text:p>
          </table:table-cell>
          <table:table-cell office:value-type="float" office:value="195856.65540613301" table:style-name="ce1">
            <text:p>195856.6554</text:p>
          </table:table-cell>
          <table:table-cell office:value-type="float" office:value="213635.23955764601" table:style-name="ce1">
            <text:p>213635.2396</text:p>
          </table:table-cell>
          <table:table-cell office:value-type="float" office:value="195818.405440231" table:style-name="ce1">
            <text:p>195818.4054</text:p>
          </table:table-cell>
          <table:table-cell office:value-type="float" office:value="195911.735357033" table:style-name="ce1">
            <text:p>195911.7354</text:p>
          </table:table-cell>
          <table:table-cell office:value-type="float" office:value="191234.529526467" table:style-name="ce1">
            <text:p>191234.5295</text:p>
          </table:table-cell>
          <table:table-cell office:value-type="float" office:value="169249.979124309" table:style-name="ce1">
            <text:p>169249.9791</text:p>
          </table:table-cell>
          <table:table-cell office:value-type="float" office:value="151460.68498234299" table:style-name="ce1">
            <text:p>151460.685</text:p>
          </table:table-cell>
          <table:table-cell office:value-type="float" office:value="220217.29369015899" table:style-name="ce1">
            <text:p>220217.2937</text:p>
          </table:table-cell>
          <table:table-cell office:value-type="float" office:value="195948.45532430001" table:style-name="ce1">
            <text:p>195948.4553</text:p>
          </table:table-cell>
          <table:table-cell office:value-type="float" office:value="192707.91821303399" table:style-name="ce1">
            <text:p>192707.9182</text:p>
          </table:table-cell>
          <table:table-cell office:value-type="float" office:value="194130.81694461001" table:style-name="ce1">
            <text:p>194130.8169</text:p>
          </table:table-cell>
          <table:table-cell office:value-type="float" office:value="197406.54402450501" table:style-name="ce1">
            <text:p>197406.544</text:p>
          </table:table-cell>
          <table:table-cell office:value-type="float" office:value="267619.71143389097" table:style-name="ce1">
            <text:p>267619.7114</text:p>
          </table:table-cell>
          <table:table-cell office:value-type="float" office:value="198921.24267424701" table:style-name="ce1">
            <text:p>198921.2427</text:p>
          </table:table-cell>
          <table:table-cell office:value-type="float" office:value="198896.762696069" table:style-name="ce1">
            <text:p>198896.7627</text:p>
          </table:table-cell>
          <table:table-cell office:value-type="float" office:value="169760.99866876699" table:style-name="ce1">
            <text:p>169760.9987</text:p>
          </table:table-cell>
          <table:table-cell office:value-type="float" office:value="206621.72580975099" table:style-name="ce1">
            <text:p>206621.7258</text:p>
          </table:table-cell>
          <table:table-cell office:value-type="float" office:value="168979.169365718" table:style-name="ce1">
            <text:p>168979.1694</text:p>
          </table:table-cell>
          <table:table-cell office:value-type="float" office:value="153038.11357616499" table:style-name="ce1">
            <text:p>153038.1136</text:p>
          </table:table-cell>
          <table:table-cell office:value-type="float" office:value="195819.93543886699" table:style-name="ce1">
            <text:p>195819.9354</text:p>
          </table:table-cell>
          <table:table-cell office:value-type="float" office:value="229582.415341744" table:style-name="ce1">
            <text:p>229582.4153</text:p>
          </table:table-cell>
          <table:table-cell office:value-type="float" office:value="187504.392851649" table:style-name="ce1">
            <text:p>187504.3929</text:p>
          </table:table-cell>
          <table:table-cell office:value-type="float" office:value="166801.98130654401" table:style-name="ce1">
            <text:p>166801.9813</text:p>
          </table:table-cell>
          <table:table-cell office:value-type="float" office:value="137571.35736380401" table:style-name="ce1">
            <text:p>137571.3574</text:p>
          </table:table-cell>
          <table:table-cell office:value-type="float" office:value="195787.805467509" table:style-name="ce1">
            <text:p>195787.8055</text:p>
          </table:table-cell>
          <table:table-cell office:value-type="float" office:value="195803.10545387" table:style-name="ce1">
            <text:p>195803.1055</text:p>
          </table:table-cell>
          <table:table-cell office:value-type="float" office:value="205074.89718865199" table:style-name="ce1">
            <text:p>205074.8972</text:p>
          </table:table-cell>
          <table:table-cell office:value-type="float" office:value="142340.363112536" table:style-name="ce1">
            <text:p>142340.3631</text:p>
          </table:table-cell>
          <table:table-cell office:value-type="float" office:value="220356.52356604501" table:style-name="ce1">
            <text:p>220356.5236</text:p>
          </table:table-cell>
          <table:table-cell office:value-type="float" office:value="191271.24949373401" table:style-name="ce1">
            <text:p>191271.2495</text:p>
          </table:table-cell>
          <table:table-cell office:value-type="float" office:value="196326.36498741701" table:style-name="ce1">
            <text:p>196326.365</text:p>
          </table:table-cell>
          <table:table-cell office:value-type="float" office:value="159109.14816422001" table:style-name="ce1">
            <text:p>159109.1482</text:p>
          </table:table-cell>
          <table:table-cell office:value-type="float" office:value="270352.28899797" table:style-name="ce1">
            <text:p>270352.289</text:p>
          </table:table-cell>
          <table:table-cell office:value-type="float" office:value="275580.29433753301" table:style-name="ce1">
            <text:p>275580.2943</text:p>
          </table:table-cell>
          <table:table-cell office:value-type="float" office:value="139277.30584305801" table:style-name="ce1">
            <text:p>139277.3058</text:p>
          </table:table-cell>
          <table:table-cell office:value-type="float" office:value="195864.30539931401" table:style-name="ce1">
            <text:p>195864.3054</text:p>
          </table:table-cell>
          <table:table-cell office:value-type="float" office:value="214166.14908437399" table:style-name="ce1">
            <text:p>214166.1491</text:p>
          </table:table-cell>
          <table:table-cell office:value-type="float" office:value="180496.99909829901" table:style-name="ce1">
            <text:p>180496.9991</text:p>
          </table:table-cell>
          <table:table-cell office:value-type="float" office:value="132718.20169008599" table:style-name="ce1">
            <text:p>132718.2017</text:p>
          </table:table-cell>
          <table:table-cell office:value-type="float" office:value="198904.41268924999" table:style-name="ce1">
            <text:p>198904.4127</text:p>
          </table:table-cell>
          <table:table-cell office:value-type="float" office:value="183627.37630776499" table:style-name="ce1">
            <text:p>183627.3763</text:p>
          </table:table-cell>
          <table:table-cell office:value-type="float" office:value="194354.19674548099" table:style-name="ce1">
            <text:p>194354.1967</text:p>
          </table:table-cell>
          <table:table-cell office:value-type="float" office:value="188214.312218801" table:style-name="ce1">
            <text:p>188214.3122</text:p>
          </table:table-cell>
          <table:table-cell office:value-type="float" office:value="192952.71799481101" table:style-name="ce1">
            <text:p>192952.718</text:p>
          </table:table-cell>
          <table:table-cell office:value-type="float" office:value="200402.28135399401" table:style-name="ce1">
            <text:p>200402.2814</text:p>
          </table:table-cell>
          <table:table-cell office:value-type="float" office:value="182072.89769348499" table:style-name="ce1">
            <text:p>182072.8977</text:p>
          </table:table-cell>
          <table:table-cell office:value-type="float" office:value="197636.043819921" table:style-name="ce1">
            <text:p>197636.0438</text:p>
          </table:table-cell>
          <table:table-cell office:value-type="float" office:value="221822.26225943101" table:style-name="ce1">
            <text:p>221822.2623</text:p>
          </table:table-cell>
          <table:table-cell office:value-type="float" office:value="279333.38099189301" table:style-name="ce1">
            <text:p>279333.381</text:p>
          </table:table-cell>
          <table:table-cell office:value-type="float" office:value="137710.58723968899" table:style-name="ce1">
            <text:p>137710.5872</text:p>
          </table:table-cell>
          <table:table-cell office:value-type="float" office:value="234698.730780871" table:style-name="ce1">
            <text:p>234698.7308</text:p>
          </table:table-cell>
          <table:table-cell office:value-type="float" office:value="171367.497236675" table:style-name="ce1">
            <text:p>171367.4972</text:p>
          </table:table-cell>
          <table:table-cell office:value-type="float" office:value="211152.05177125099" table:style-name="ce1">
            <text:p>211152.0518</text:p>
          </table:table-cell>
          <table:table-cell office:value-type="float" office:value="200377.80137581701" table:style-name="ce1">
            <text:p>200377.8014</text:p>
          </table:table-cell>
          <table:table-cell office:value-type="float" office:value="221914.06217759699" table:style-name="ce1">
            <text:p>221914.0622</text:p>
          </table:table-cell>
          <table:table-cell office:value-type="float" office:value="172934.21584004399" table:style-name="ce1">
            <text:p>172934.2158</text:p>
          </table:table-cell>
          <table:table-cell office:value-type="float" office:value="198763.652814728" table:style-name="ce1">
            <text:p>198763.6528</text:p>
          </table:table-cell>
          <table:table-cell office:value-type="float" office:value="232314.99290582299" table:style-name="ce1">
            <text:p>232314.9929</text:p>
          </table:table-cell>
          <table:table-cell office:value-type="float" office:value="126188.16751119999" table:style-name="ce1">
            <text:p>126188.1675</text:p>
          </table:table-cell>
          <table:table-cell office:value-type="float" office:value="198892.172700161" table:style-name="ce1">
            <text:p>198892.1727</text:p>
          </table:table-cell>
          <table:table-cell office:value-type="float" office:value="266239.652664127" table:style-name="ce1">
            <text:p>266239.6527</text:p>
          </table:table-cell>
          <table:table-cell office:value-type="float" office:value="168290.669979472" table:style-name="ce1">
            <text:p>168290.67</text:p>
          </table:table-cell>
          <table:table-cell office:value-type="float" office:value="139127.36597672" table:style-name="ce1">
            <text:p>139127.366</text:p>
          </table:table-cell>
          <table:table-cell office:value-type="float" office:value="198922.772672883" table:style-name="ce1">
            <text:p>198922.7727</text:p>
          </table:table-cell>
          <table:table-cell office:value-type="float" office:value="120814.812301208" table:style-name="ce1">
            <text:p>120814.8123</text:p>
          </table:table-cell>
          <table:table-cell office:value-type="float" office:value="156137.890812909" table:style-name="ce1">
            <text:p>156137.8908</text:p>
          </table:table-cell>
          <table:table-cell office:value-type="float" office:value="220607.44334236599" table:style-name="ce1">
            <text:p>220607.4433</text:p>
          </table:table-cell>
          <table:table-cell office:value-type="float" office:value="165507.60246040201" table:style-name="ce1">
            <text:p>165507.6025</text:p>
          </table:table-cell>
          <table:table-cell office:value-type="float" office:value="148440.467674677" table:style-name="ce1">
            <text:p>148440.4677</text:p>
          </table:table-cell>
          <table:table-cell office:value-type="float" office:value="253978.2435944" table:style-name="ce1">
            <text:p>253978.2436</text:p>
          </table:table-cell>
          <table:table-cell office:value-type="float" office:value="168154.500100859" table:style-name="ce1">
            <text:p>168154.5001</text:p>
          </table:table-cell>
          <table:table-cell office:value-type="float" office:value="205128.447140915" table:style-name="ce1">
            <text:p>205128.4471</text:p>
          </table:table-cell>
          <table:table-cell office:value-type="float" office:value="157643.40947083401" table:style-name="ce1">
            <text:p>157643.4095</text:p>
          </table:table-cell>
          <table:table-cell office:value-type="float" office:value="153945.40276737401" table:style-name="ce1">
            <text:p>153945.4028</text:p>
          </table:table-cell>
          <table:table-cell office:value-type="float" office:value="160734.006715761" table:style-name="ce1">
            <text:p>160734.0067</text:p>
          </table:table-cell>
          <table:table-cell office:value-type="float" office:value="195850.53541158899" table:style-name="ce1">
            <text:p>195850.5354</text:p>
          </table:table-cell>
          <table:table-cell office:value-type="float" office:value="147161.38881489501" table:style-name="ce1">
            <text:p>147161.3888</text:p>
          </table:table-cell>
          <table:table-cell office:value-type="float" office:value="203451.56863574701" table:style-name="ce1">
            <text:p>203451.5686</text:p>
          </table:table-cell>
          <table:table-cell office:value-type="float" office:value="165256.682684081" table:style-name="ce1">
            <text:p>165256.6827</text:p>
          </table:table-cell>
          <table:table-cell office:value-type="float" office:value="214261.00899981201" table:style-name="ce1">
            <text:p>214261.009</text:p>
          </table:table-cell>
          <table:table-cell office:value-type="float" office:value="195535.355692552" table:style-name="ce1">
            <text:p>195535.3557</text:p>
          </table:table-cell>
          <table:table-cell office:value-type="float" office:value="266105.01278415002" table:style-name="ce1">
            <text:p>266105.0128</text:p>
          </table:table-cell>
          <table:table-cell office:value-type="float" office:value="191064.69967785999" table:style-name="ce1">
            <text:p>191064.6997</text:p>
          </table:table-cell>
          <table:table-cell office:value-type="float" office:value="259871.79834066701" table:style-name="ce1">
            <text:p>259871.7983</text:p>
          </table:table-cell>
          <table:table-cell office:value-type="float" office:value="198928.89266742699" table:style-name="ce1">
            <text:p>198928.8927</text:p>
          </table:table-cell>
          <table:table-cell office:value-type="float" office:value="189277.66127089199" table:style-name="ce1">
            <text:p>189277.6613</text:p>
          </table:table-cell>
          <table:table-cell office:value-type="float" office:value="190604.170088393" table:style-name="ce1">
            <text:p>190604.1701</text:p>
          </table:table-cell>
          <table:table-cell office:value-type="float" office:value="229004.07585729699" table:style-name="ce1">
            <text:p>229004.0759</text:p>
          </table:table-cell>
          <table:table-cell office:value-type="float" office:value="173843.035029889" table:style-name="ce1">
            <text:p>173843.035</text:p>
          </table:table-cell>
          <table:table-cell office:value-type="float" office:value="177498.20177153801" table:style-name="ce1">
            <text:p>177498.2018</text:p>
          </table:table-cell>
          <table:table-cell office:value-type="float" office:value="193157.737812048" table:style-name="ce1">
            <text:p>193157.7378</text:p>
          </table:table-cell>
          <table:table-cell office:value-type="float" office:value="162083.46551280399" table:style-name="ce1">
            <text:p>162083.4655</text:p>
          </table:table-cell>
          <table:table-cell office:value-type="float" office:value="177476.781790632" table:style-name="ce1">
            <text:p>177476.7818</text:p>
          </table:table-cell>
          <table:table-cell office:value-type="float" office:value="166635.21145520901" table:style-name="ce1">
            <text:p>166635.2115</text:p>
          </table:table-cell>
          <table:table-cell office:value-type="float" office:value="321621.01329513401" table:style-name="ce1">
            <text:p>321621.0133</text:p>
          </table:table-cell>
          <table:table-cell office:value-type="float" office:value="213928.99929577799" table:style-name="ce1">
            <text:p>213928.9993</text:p>
          </table:table-cell>
          <table:table-cell office:value-type="float" office:value="252458.95494875" table:style-name="ce1">
            <text:p>252458.9549</text:p>
          </table:table-cell>
          <table:table-cell office:value-type="float" office:value="141543.23382312601" table:style-name="ce1">
            <text:p>141543.2338</text:p>
          </table:table-cell>
          <table:table-cell office:value-type="float" office:value="136130.09864859501" table:style-name="ce1">
            <text:p>136130.0986</text:p>
          </table:table-cell>
          <table:table-cell office:value-type="float" office:value="143683.70191503401" table:style-name="ce1">
            <text:p>143683.7019</text:p>
          </table:table-cell>
          <table:table-cell office:value-type="float" office:value="169886.45855692701" table:style-name="ce1">
            <text:p>169886.4586</text:p>
          </table:table-cell>
          <table:table-cell office:value-type="float" office:value="191591.019208679" table:style-name="ce1">
            <text:p>191591.0192</text:p>
          </table:table-cell>
          <table:table-cell office:value-type="float" office:value="131468.19280439001" table:style-name="ce1">
            <text:p>131468.1928</text:p>
          </table:table-cell>
          <table:table-cell office:value-type="float" office:value="158864.348382444" table:style-name="ce1">
            <text:p>158864.3484</text:p>
          </table:table-cell>
          <table:table-cell office:value-type="float" office:value="203119.55893171299" table:style-name="ce1">
            <text:p>203119.5589</text:p>
          </table:table-cell>
          <table:table-cell office:value-type="float" office:value="270335.45901297301" table:style-name="ce1">
            <text:p>270335.459</text:p>
          </table:table-cell>
          <table:table-cell office:value-type="float" office:value="186728.68354314499" table:style-name="ce1">
            <text:p>186728.6835</text:p>
          </table:table-cell>
          <table:table-cell office:value-type="float" office:value="202201.559750051" table:style-name="ce1">
            <text:p>202201.5598</text:p>
          </table:table-cell>
          <table:table-cell office:value-type="float" office:value="178194.351150965" table:style-name="ce1">
            <text:p>178194.3512</text:p>
          </table:table-cell>
          <table:table-cell office:value-type="float" office:value="171572.51705391199" table:style-name="ce1">
            <text:p>171572.5171</text:p>
          </table:table-cell>
          <table:table-cell office:value-type="float" office:value="129257.34477522199" table:style-name="ce1">
            <text:p>129257.3448</text:p>
          </table:table-cell>
          <table:table-cell office:value-type="float" office:value="173685.44517036999" table:style-name="ce1">
            <text:p>173685.4452</text:p>
          </table:table-cell>
          <table:table-cell office:value-type="float" office:value="149014.21716321501" table:style-name="ce1">
            <text:p>149014.2172</text:p>
          </table:table-cell>
          <table:table-cell office:value-type="float" office:value="239740.07628682899" table:style-name="ce1">
            <text:p>239740.0763</text:p>
          </table:table-cell>
          <table:table-cell office:value-type="float" office:value="218873.95488766101" table:style-name="ce1">
            <text:p>218873.9549</text:p>
          </table:table-cell>
          <table:table-cell office:value-type="float" office:value="295000.56702558399" table:style-name="ce1">
            <text:p>295000.567</text:p>
          </table:table-cell>
          <table:table-cell office:value-type="float" office:value="182741.50709746199" table:style-name="ce1">
            <text:p>182741.5071</text:p>
          </table:table-cell>
          <table:table-cell office:value-type="float" office:value="184805.47525756399" table:style-name="ce1">
            <text:p>184805.4753</text:p>
          </table:table-cell>
          <table:table-cell office:value-type="float" office:value="169386.149002922" table:style-name="ce1">
            <text:p>169386.149</text:p>
          </table:table-cell>
          <table:table-cell office:value-type="float" office:value="143784.68182501601" table:style-name="ce1">
            <text:p>143784.6818</text:p>
          </table:table-cell>
          <table:table-cell office:value-type="float" office:value="193778.917258306" table:style-name="ce1">
            <text:p>193778.9173</text:p>
          </table:table-cell>
          <table:table-cell office:value-type="float" office:value="172176.86651517299" table:style-name="ce1">
            <text:p>172176.8665</text:p>
          </table:table-cell>
          <table:table-cell office:value-type="float" office:value="235018.500495816" table:style-name="ce1">
            <text:p>235018.5005</text:p>
          </table:table-cell>
          <table:table-cell office:value-type="float" office:value="176283.382854472" table:style-name="ce1">
            <text:p>176283.3829</text:p>
          </table:table-cell>
          <table:table-cell office:value-type="float" office:value="117484.005270412" table:style-name="ce1">
            <text:p>117484.0053</text:p>
          </table:table-cell>
          <table:table-cell office:value-type="float" office:value="163590.51416936499" table:style-name="ce1">
            <text:p>163590.5142</text:p>
          </table:table-cell>
          <table:table-cell office:value-type="float" office:value="183581.47634868199" table:style-name="ce1">
            <text:p>183581.4763</text:p>
          </table:table-cell>
          <table:table-cell office:value-type="float" office:value="169308.119072481" table:style-name="ce1">
            <text:p>169308.1191</text:p>
          </table:table-cell>
          <table:table-cell office:value-type="float" office:value="210489.562361819" table:style-name="ce1">
            <text:p>210489.5624</text:p>
          </table:table-cell>
          <table:table-cell office:value-type="float" office:value="219687.91416206799" table:style-name="ce1">
            <text:p>219687.9142</text:p>
          </table:table-cell>
          <table:table-cell office:value-type="float" office:value="274091.60566460498" table:style-name="ce1">
            <text:p>274091.6057</text:p>
          </table:table-cell>
          <table:table-cell office:value-type="float" office:value="117485.53526904801" table:style-name="ce1">
            <text:p>117485.5353</text:p>
          </table:table-cell>
          <table:table-cell office:value-type="float" office:value="201139.74069659601" table:style-name="ce1">
            <text:p>201139.7407</text:p>
          </table:table-cell>
          <table:table-cell office:value-type="float" office:value="116861.295825518" table:style-name="ce1">
            <text:p>116861.2958</text:p>
          </table:table-cell>
          <table:table-cell office:value-type="float" office:value="159715.02762411701" table:style-name="ce1">
            <text:p>159715.0276</text:p>
          </table:table-cell>
          <table:table-cell office:value-type="float" office:value="225240.27921248399" table:style-name="ce1">
            <text:p>225240.2792</text:p>
          </table:table-cell>
          <table:table-cell office:value-type="float" office:value="151725.37474638899" table:style-name="ce1">
            <text:p>151725.3747</text:p>
          </table:table-cell>
          <table:table-cell office:value-type="float" office:value="175281.233747825" table:style-name="ce1">
            <text:p>175281.2337</text:p>
          </table:table-cell>
          <table:table-cell office:value-type="float" office:value="194658.66647406499" table:style-name="ce1">
            <text:p>194658.6665</text:p>
          </table:table-cell>
          <table:table-cell office:value-type="float" office:value="220812.46315960301" table:style-name="ce1">
            <text:p>220812.4632</text:p>
          </table:table-cell>
          <table:table-cell office:value-type="float" office:value="198679.50288974299" table:style-name="ce1">
            <text:p>198679.5029</text:p>
          </table:table-cell>
          <table:table-cell office:value-type="float" office:value="193147.02782159601" table:style-name="ce1">
            <text:p>193147.0278</text:p>
          </table:table-cell>
          <table:table-cell office:value-type="float" office:value="224626.74975940699" table:style-name="ce1">
            <text:p>224626.7498</text:p>
          </table:table-cell>
          <table:table-cell office:value-type="float" office:value="164647.74322691199" table:style-name="ce1">
            <text:p>164647.7432</text:p>
          </table:table-cell>
          <table:table-cell office:value-type="float" office:value="209311.46341202001" table:style-name="ce1">
            <text:p>209311.4634</text:p>
          </table:table-cell>
          <table:table-cell office:value-type="float" office:value="118714.12417383899" table:style-name="ce1">
            <text:p>118714.1242</text:p>
          </table:table-cell>
          <table:table-cell office:value-type="float" office:value="153591.97308243401" table:style-name="ce1">
            <text:p>153591.9731</text:p>
          </table:table-cell>
          <table:table-cell office:value-type="float" office:value="159156.57812193999" table:style-name="ce1">
            <text:p>159156.5781</text:p>
          </table:table-cell>
          <table:table-cell office:value-type="float" office:value="156171.55078290301" table:style-name="ce1">
            <text:p>156171.5508</text:p>
          </table:table-cell>
          <table:table-cell office:value-type="float" office:value="172207.466487895" table:style-name="ce1">
            <text:p>172207.4665</text:p>
          </table:table-cell>
          <table:table-cell office:value-type="float" office:value="182940.40692015499" table:style-name="ce1">
            <text:p>182940.4069</text:p>
          </table:table-cell>
          <table:table-cell office:value-type="float" office:value="207060.83541831301" table:style-name="ce1">
            <text:p>207060.8354</text:p>
          </table:table-cell>
          <table:table-cell office:value-type="float" office:value="173752.765110359" table:style-name="ce1">
            <text:p>173752.7651</text:p>
          </table:table-cell>
          <table:table-cell office:value-type="float" office:value="226003.7485319" table:style-name="ce1">
            <text:p>226003.7485</text:p>
          </table:table-cell>
          <table:table-cell office:value-type="float" office:value="217666.785963776" table:style-name="ce1">
            <text:p>217666.786</text:p>
          </table:table-cell>
          <table:table-cell office:value-type="float" office:value="191078.469665585" table:style-name="ce1">
            <text:p>191078.4697</text:p>
          </table:table-cell>
          <table:table-cell office:value-type="float" office:value="229305.48558860901" table:style-name="ce1">
            <text:p>229305.4856</text:p>
          </table:table-cell>
          <table:table-cell office:value-type="float" office:value="238803.71712153399" table:style-name="ce1">
            <text:p>238803.7171</text:p>
          </table:table-cell>
          <table:table-cell office:value-type="float" office:value="218577.13515225699" table:style-name="ce1">
            <text:p>218577.1352</text:p>
          </table:table-cell>
          <table:table-cell office:value-type="float" office:value="266129.49276232702" table:style-name="ce1">
            <text:p>266129.4928</text:p>
          </table:table-cell>
          <table:table-cell office:value-type="float" office:value="220534.00340783299" table:style-name="ce1">
            <text:p>220534.0034</text:p>
          </table:table-cell>
          <table:table-cell office:value-type="float" office:value="173299.885514072" table:style-name="ce1">
            <text:p>173299.8855</text:p>
          </table:table-cell>
          <table:table-cell office:value-type="float" office:value="121139.172012061" table:style-name="ce1">
            <text:p>121139.172</text:p>
          </table:table-cell>
          <table:table-cell office:value-type="float" office:value="112067.810098609" table:style-name="ce1">
            <text:p>112067.8101</text:p>
          </table:table-cell>
          <table:table-cell office:value-type="float" office:value="196017.305262924" table:style-name="ce1">
            <text:p>196017.3053</text:p>
          </table:table-cell>
          <table:table-cell office:value-type="float" office:value="218021.74564735201" table:style-name="ce1">
            <text:p>218021.7456</text:p>
          </table:table-cell>
          <table:table-cell office:value-type="float" office:value="188953.301560038" table:style-name="ce1">
            <text:p>188953.3016</text:p>
          </table:table-cell>
          <table:table-cell office:value-type="float" office:value="207331.645176903" table:style-name="ce1">
            <text:p>207331.6452</text:p>
          </table:table-cell>
          <table:table-cell table:number-columns-repeated="16174" table:style-name="ce1"/>
        </table:table-row>
        <table:table-row table:number-rows-repeated="12" table:style-name="ro1">
          <table:table-cell table:style-name="ce2"/>
          <table:table-cell table:number-columns-repeated="16383" table:style-name="ce1"/>
        </table:table-row>
        <table:table-row table:number-rows-repeated="36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59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9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27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number-rows-repeated="18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0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7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1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1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7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6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5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5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6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number-columns-repeated="16384"/>
        </table:table-row>
        <table:table-row table:number-rows-repeated="1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6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9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8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8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7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1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3" table:style-name="ro1">
          <table:table-cell table:style-name="ce2"/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number-rows-repeated="6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8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9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8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1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8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8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7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number-columns-repeated="16384"/>
        </table:table-row>
        <table:table-row table:number-rows-repeated="7" table:style-name="ro1">
          <table:table-cell table:style-name="ce2"/>
          <table:table-cell table:number-columns-repeated="16383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number-rows-repeated="10474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tan</meta:initial-creator>
    <dc:creator>Stan</dc:creator>
    <meta:creation-date>2022-01-09T15:56:36Z</meta:creation-date>
    <dc:date>2022-01-09T17:35:10Z</dc:date>
  </office:meta>
</office:document-meta>
</file>